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9" style:family="table-cell" style:parent-style-name="Default"/>
    <style:style style:name="ce20" style:family="table-cell" style:parent-style-name="Default">
      <style:table-cell-properties style:rotation-align="none"/>
    </style:style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style:rotation-align="none"/>
    </style:style>
    <style:style style:name="ce24" style:family="table-cell" style:parent-style-name="Default"/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2:'with-compiler-optimizations'.A2 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9:'with-compiler-optimizations'.A9 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6:'with-compiler-optimizations'.A16 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3:'with-compiler-optimizations'.A23 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02in" svg:height="3.3in" svg:x="21.4283in" svg:y="0.1839in">
            <draw:object draw:notify-on-update-of-ranges="'with-compiler-optimizations'.A31:'with-compiler-optimizations'.A31 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 'with-compiler-optimizations'.F31:'with-compiler-optimizations'.F31 'with-compiler-optimizations'.F32:'with-compiler-optimizations'.F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02in" svg:height="3.3in" svg:x="21.439in" svg:y="3.6909in">
            <draw:object draw:notify-on-update-of-ranges="'with-compiler-optimizations'.A38:'with-compiler-optimizations'.A38 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02in" svg:height="3.3in" svg:x="21.4283in" svg:y="7.248in">
            <draw:object draw:notify-on-update-of-ranges="'with-compiler-optimizations'.A45:'with-compiler-optimizations'.A45 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02in" svg:height="3.3in" svg:x="21.4067in" svg:y="10.8803in">
            <draw:object draw:notify-on-update-of-ranges="'with-compiler-optimizations'.A52:'with-compiler-optimizations'.A52 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8"/>
        <table:table-column table:style-name="co6" table:default-cell-style-name="Default"/>
        <table:table-column table:style-name="co7" table:default-cell-style-name="ce9"/>
        <table:table-column table:style-name="co8" table:number-columns-repeated="4" table:default-cell-style-name="ce9"/>
        <table:table-column table:style-name="co8" table:default-cell-style-name="Default"/>
        <table:table-column table:style-name="co8" table:default-cell-style-name="ce9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9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5"/>
          <table:table-cell table:style-name="ce13" office:value-type="string" calcext:value-type="string">
            <text:p>Optimizers Speed ups</text:p>
          </table:table-cell>
          <table:table-cell table:style-name="ce19" table:number-columns-repeated="2"/>
          <table:table-cell table:style-name="ce14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6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6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68" calcext:value-type="float">
            <text:p>6.968</text:p>
          </table:table-cell>
          <table:table-cell office:value-type="float" office:value="6.888" calcext:value-type="float">
            <text:p>6.888</text:p>
          </table:table-cell>
          <table:table-cell office:value-type="float" office:value="7.092" calcext:value-type="float">
            <text:p>7.092</text:p>
          </table:table-cell>
          <table:table-cell office:value-type="float" office:value="7.117" calcext:value-type="float">
            <text:p>7.117</text:p>
          </table:table-cell>
          <table:table-cell table:style-name="Default" office:value-type="float" office:value="7.02" calcext:value-type="float">
            <text:p>7.02</text:p>
          </table:table-cell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38" calcext:value-type="float">
            <text:p>6.938</text:p>
          </table:table-cell>
          <table:table-cell office:value-type="float" office:value="90.427" calcext:value-type="float">
            <text:p>90.427</text:p>
          </table:table-cell>
          <table:table-cell table:style-name="ce8" office:value-type="float" office:value="91.591" calcext:value-type="float">
            <text:p>91.591</text:p>
          </table:table-cell>
          <table:table-cell office:value-type="float" office:value="66.939" calcext:value-type="float">
            <text:p>66.939</text:p>
          </table:table-cell>
          <table:table-cell table:style-name="Default" office:value-type="float" office:value="64.045" calcext:value-type="float">
            <text:p>64.045</text:p>
          </table:table-cell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8" calcext:value-type="float">
            <text:p>6.948</text:p>
          </table:table-cell>
          <table:table-cell table:style-name="ce8" office:value-type="float" office:value="7.045" calcext:value-type="float">
            <text:p>7.045</text:p>
          </table:table-cell>
          <table:table-cell office:value-type="float" office:value="9.484" calcext:value-type="float">
            <text:p>9.484</text:p>
          </table:table-cell>
          <table:table-cell table:style-name="Default" office:value-type="float" office:value="9.084" calcext:value-type="float">
            <text:p>9.084</text:p>
          </table:table-cell>
          <table:table-cell/>
          <table:table-cell table:style-name="ce15" table:formula="of:=[.C4]/[.C5]" office:value-type="float" office:value="13.0148244099021" calcext:value-type="float">
            <text:p>13.0148244099</text:p>
          </table:table-cell>
          <table:table-cell table:style-name="ce15" table:formula="of:=[.E4]/[.E5]" office:value-type="float" office:value="7.05809784900886" calcext:value-type="float">
            <text:p>7.058097849</text:p>
          </table:table-cell>
          <table:table-cell table:style-name="ce15" table:formula="of:=[.F4]/[.F5]" office:value-type="float" office:value="7.05030823425804" calcext:value-type="float">
            <text:p>7.0503082343</text:p>
          </table:table-cell>
          <table:table-cell table:style-name="Default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82" calcext:value-type="float">
            <text:p>6.82</text:p>
          </table:table-cell>
          <table:table-cell office:value-type="float" office:value="1572.177" calcext:value-type="float">
            <text:p>1572.177</text:p>
          </table:table-cell>
          <table:table-cell table:style-name="ce8" office:value-type="float" office:value="352.592" calcext:value-type="float">
            <text:p>352.592</text:p>
          </table:table-cell>
          <table:table-cell office:value-type="float" office:value="22.863" calcext:value-type="float">
            <text:p>22.863</text:p>
          </table:table-cell>
          <table:table-cell table:style-name="Default" office:value-type="float" office:value="22.952" calcext:value-type="float">
            <text:p>22.952</text:p>
          </table:table-cell>
          <table:table-cell/>
          <table:table-cell table:style-name="ce15" table:number-columns-repeated="3"/>
          <table:table-cell table:style-name="ce20" table:formula="of:=[.B4]/[.B6]" office:value-type="float" office:value="1.01730205278592" calcext:value-type="float">
            <text:p>1.0173020528</text:p>
          </table:table-cell>
          <table:table-cell table:style-name="ce20" table:formula="of:=[.C4]/[.C6]" office:value-type="float" office:value="0.0575170607380721" calcext:value-type="float">
            <text:p>0.0575170607</text:p>
          </table:table-cell>
          <table:table-cell table:style-name="ce20" table:formula="of:=[.E4]/[.E6]" office:value-type="float" office:value="2.92783099330796" calcext:value-type="float">
            <text:p>2.9278309933</text:p>
          </table:table-cell>
          <table:table-cell table:style-name="ce20" table:formula="of:=[.F4]/[.F6]" office:value-type="float" office:value="2.7903886371558" calcext:value-type="float">
            <text:p>2.7903886372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18" calcext:value-type="float">
            <text:p>6.718</text:p>
          </table:table-cell>
          <table:table-cell table:style-name="ce8" office:value-type="float" office:value="6.758" calcext:value-type="float">
            <text:p>6.758</text:p>
          </table:table-cell>
          <table:table-cell office:value-type="float" office:value="6.85" calcext:value-type="float">
            <text:p>6.85</text:p>
          </table:table-cell>
          <table:table-cell table:style-name="Default" office:value-type="float" office:value="6.841" calcext:value-type="float">
            <text:p>6.841</text:p>
          </table:table-cell>
          <table:table-cell/>
          <table:table-cell table:style-name="ce15" table:formula="of:=[.C6]/[.C7]" office:value-type="float" office:value="234.024560881215" calcext:value-type="float">
            <text:p>234.0245608812</text:p>
          </table:table-cell>
          <table:table-cell table:style-name="ce15" table:formula="of:=[.E6]/[.E7]" office:value-type="float" office:value="3.33766423357664" calcext:value-type="float">
            <text:p>3.3376642336</text:p>
          </table:table-cell>
          <table:table-cell table:style-name="ce15" table:formula="of:=[.F6]/[.F7]" office:value-type="float" office:value="3.35506504896945" calcext:value-type="float">
            <text:p>3.355065049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1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196" calcext:value-type="float">
            <text:p>7.196</text:p>
          </table:table-cell>
          <table:table-cell office:value-type="float" office:value="6.992" calcext:value-type="float">
            <text:p>6.992</text:p>
          </table:table-cell>
          <table:table-cell office:value-type="float" office:value="7.25" calcext:value-type="float">
            <text:p>7.25</text:p>
          </table:table-cell>
          <table:table-cell office:value-type="float" office:value="7.485" calcext:value-type="float">
            <text:p>7.485</text:p>
          </table:table-cell>
          <table:table-cell table:style-name="Default" office:value-type="float" office:value="8.083" calcext:value-type="float">
            <text:p>8.083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52" calcext:value-type="float">
            <text:p>7.052</text:p>
          </table:table-cell>
          <table:table-cell office:value-type="float" office:value="134.83" calcext:value-type="float">
            <text:p>134.83</text:p>
          </table:table-cell>
          <table:table-cell table:style-name="ce8" office:value-type="float" office:value="237.009" calcext:value-type="float">
            <text:p>237.009</text:p>
          </table:table-cell>
          <table:table-cell office:value-type="float" office:value="99.582" calcext:value-type="float">
            <text:p>99.582</text:p>
          </table:table-cell>
          <table:table-cell table:style-name="Default" office:value-type="float" office:value="178.364" calcext:value-type="float">
            <text:p>178.364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643" calcext:value-type="float">
            <text:p>35.643</text:p>
          </table:table-cell>
          <table:table-cell table:style-name="ce8" office:value-type="float" office:value="35.481" calcext:value-type="float">
            <text:p>35.481</text:p>
          </table:table-cell>
          <table:table-cell office:value-type="float" office:value="12.323" calcext:value-type="float">
            <text:p>12.323</text:p>
          </table:table-cell>
          <table:table-cell table:style-name="Default" office:value-type="float" office:value="12.597" calcext:value-type="float">
            <text:p>12.597</text:p>
          </table:table-cell>
          <table:table-cell/>
          <table:table-cell table:style-name="ce15" table:formula="of:=[.C11]/[.C12]" office:value-type="float" office:value="3.78279044973768" calcext:value-type="float">
            <text:p>3.7827904497</text:p>
          </table:table-cell>
          <table:table-cell table:style-name="ce15" table:formula="of:=[.E11]/[.E12]" office:value-type="float" office:value="8.08098677270145" calcext:value-type="float">
            <text:p>8.0809867727</text:p>
          </table:table-cell>
          <table:table-cell table:style-name="ce15" table:formula="of:=[.F11]/[.F12]" office:value-type="float" office:value="14.1592442645074" calcext:value-type="float">
            <text:p>14.1592442645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835" calcext:value-type="float">
            <text:p>6.835</text:p>
          </table:table-cell>
          <table:table-cell office:value-type="float" office:value="1728.445" calcext:value-type="float">
            <text:p>1728.445</text:p>
          </table:table-cell>
          <table:table-cell office:value-type="float" office:value="864.647" calcext:value-type="float">
            <text:p>864.647</text:p>
          </table:table-cell>
          <table:table-cell office:value-type="float" office:value="58.972" calcext:value-type="float">
            <text:p>58.972</text:p>
          </table:table-cell>
          <table:table-cell table:style-name="Default" office:value-type="float" office:value="55.729" calcext:value-type="float">
            <text:p>55.729</text:p>
          </table:table-cell>
          <table:table-cell/>
          <table:table-cell table:style-name="ce15" table:number-columns-repeated="3"/>
          <table:table-cell table:style-name="ce20" table:formula="of:=[.B11]/[.B13]" office:value-type="float" office:value="1.03174835405999" calcext:value-type="float">
            <text:p>1.0317483541</text:p>
          </table:table-cell>
          <table:table-cell table:style-name="ce20" table:formula="of:=[.C11]/[.C13]" office:value-type="float" office:value="0.0780065318827038" calcext:value-type="float">
            <text:p>0.0780065319</text:p>
          </table:table-cell>
          <table:table-cell table:style-name="ce20" table:formula="of:=[.E11]/[.E13]" office:value-type="float" office:value="1.68863189310181" calcext:value-type="float">
            <text:p>1.6886318931</text:p>
          </table:table-cell>
          <table:table-cell table:style-name="ce20" table:formula="of:=[.F11]/[.F13]" office:value-type="float" office:value="3.20055985214161" calcext:value-type="float">
            <text:p>3.2005598521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634" calcext:value-type="float">
            <text:p>35.634</text:p>
          </table:table-cell>
          <table:table-cell table:style-name="ce8" office:value-type="float" office:value="35.121" calcext:value-type="float">
            <text:p>35.121</text:p>
          </table:table-cell>
          <table:table-cell office:value-type="float" office:value="6.923" calcext:value-type="float">
            <text:p>6.923</text:p>
          </table:table-cell>
          <table:table-cell table:style-name="Default" office:value-type="float" office:value="6.864" calcext:value-type="float">
            <text:p>6.864</text:p>
          </table:table-cell>
          <table:table-cell/>
          <table:table-cell table:style-name="ce15" table:formula="of:=[.C13]/[.C14]" office:value-type="float" office:value="48.5055003648201" calcext:value-type="float">
            <text:p>48.5055003648</text:p>
          </table:table-cell>
          <table:table-cell table:style-name="ce15" table:formula="of:=[.E13]/[.E14]" office:value-type="float" office:value="8.51827242524917" calcext:value-type="float">
            <text:p>8.5182724252</text:p>
          </table:table-cell>
          <table:table-cell table:style-name="ce15" table:formula="of:=[.F13]/[.F14]" office:value-type="float" office:value="8.11902680652681" calcext:value-type="float">
            <text:p>8.1190268065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1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877" calcext:value-type="float">
            <text:p>10.877</text:p>
          </table:table-cell>
          <table:table-cell office:value-type="float" office:value="10.455" calcext:value-type="float">
            <text:p>10.455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941" calcext:value-type="float">
            <text:p>10.941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744" calcext:value-type="float">
            <text:p>16.744</text:p>
          </table:table-cell>
          <table:table-cell office:value-type="float" office:value="306.062" calcext:value-type="float">
            <text:p>306.062</text:p>
          </table:table-cell>
          <table:table-cell office:value-type="float" office:value="219.457" calcext:value-type="float">
            <text:p>219.457</text:p>
          </table:table-cell>
          <table:table-cell office:value-type="float" office:value="82.398" calcext:value-type="float">
            <text:p>82.398</text:p>
          </table:table-cell>
          <table:table-cell table:style-name="Default" office:value-type="float" office:value="203.789" calcext:value-type="float">
            <text:p>203.789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5.905" calcext:value-type="float">
            <text:p>65.905</text:p>
          </table:table-cell>
          <table:table-cell office:value-type="float" office:value="50.987" calcext:value-type="float">
            <text:p>50.987</text:p>
          </table:table-cell>
          <table:table-cell office:value-type="float" office:value="52.466" calcext:value-type="float">
            <text:p>52.466</text:p>
          </table:table-cell>
          <table:table-cell table:style-name="Default" office:value-type="float" office:value="62.649" calcext:value-type="float">
            <text:p>62.649</text:p>
          </table:table-cell>
          <table:table-cell/>
          <table:table-cell table:style-name="ce15" table:formula="of:=[.C18]/[.C19]" office:value-type="float" office:value="4.64398755784842" calcext:value-type="float">
            <text:p>4.6439875578</text:p>
          </table:table-cell>
          <table:table-cell table:style-name="ce15" table:formula="of:=[.E18]/[.E19]" office:value-type="float" office:value="1.57050280181451" calcext:value-type="float">
            <text:p>1.5705028018</text:p>
          </table:table-cell>
          <table:table-cell table:style-name="ce15" table:formula="of:=[.F18]/[.F19]" office:value-type="float" office:value="3.25286915992274" calcext:value-type="float">
            <text:p>3.2528691599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91" calcext:value-type="float">
            <text:p>10.291</text:p>
          </table:table-cell>
          <table:table-cell office:value-type="float" office:value="8442.65" calcext:value-type="float">
            <text:p>8442.65</text:p>
          </table:table-cell>
          <table:table-cell office:value-type="float" office:value="436.895" calcext:value-type="float">
            <text:p>436.895</text:p>
          </table:table-cell>
          <table:table-cell office:value-type="float" office:value="51.712" calcext:value-type="float">
            <text:p>51.712</text:p>
          </table:table-cell>
          <table:table-cell table:style-name="Default" office:value-type="float" office:value="49.401" calcext:value-type="float">
            <text:p>49.401</text:p>
          </table:table-cell>
          <table:table-cell/>
          <table:table-cell table:style-name="ce15" table:number-columns-repeated="3"/>
          <table:table-cell table:style-name="ce20" table:formula="of:=[.B18]/[.B20]" office:value-type="float" office:value="1.62705276455155" calcext:value-type="float">
            <text:p>1.6270527646</text:p>
          </table:table-cell>
          <table:table-cell table:style-name="ce20" table:formula="of:=[.C18]/[.C20]" office:value-type="float" office:value="0.0362518877366704" calcext:value-type="float">
            <text:p>0.0362518877</text:p>
          </table:table-cell>
          <table:table-cell table:style-name="ce20" table:formula="of:=[.E18]/[.E20]" office:value-type="float" office:value="1.59340191831683" calcext:value-type="float">
            <text:p>1.5934019183</text:p>
          </table:table-cell>
          <table:table-cell table:style-name="ce20" table:formula="of:=[.F18]/[.F20]" office:value-type="float" office:value="4.12519989473897" calcext:value-type="float">
            <text:p>4.1251998947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344" calcext:value-type="float">
            <text:p>62.344</text:p>
          </table:table-cell>
          <table:table-cell office:value-type="float" office:value="47.854" calcext:value-type="float">
            <text:p>47.854</text:p>
          </table:table-cell>
          <table:table-cell office:value-type="float" office:value="8.679" calcext:value-type="float">
            <text:p>8.679</text:p>
          </table:table-cell>
          <table:table-cell table:style-name="Default" office:value-type="float" office:value="8.691" calcext:value-type="float">
            <text:p>8.691</text:p>
          </table:table-cell>
          <table:table-cell/>
          <table:table-cell table:style-name="ce15" table:formula="of:=[.C20]/[.C21]" office:value-type="float" office:value="135.420409341717" calcext:value-type="float">
            <text:p>135.4204093417</text:p>
          </table:table-cell>
          <table:table-cell table:style-name="ce15" table:formula="of:=[.E20]/[.E21]" office:value-type="float" office:value="5.95829012559051" calcext:value-type="float">
            <text:p>5.9582901256</text:p>
          </table:table-cell>
          <table:table-cell table:style-name="ce15" table:formula="of:=[.F20]/[.F21]" office:value-type="float" office:value="5.68415602347256" calcext:value-type="float">
            <text:p>5.6841560235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98" calcext:value-type="float">
            <text:p>4.98</text:p>
          </table:table-cell>
          <table:table-cell office:value-type="float" office:value="5.266" calcext:value-type="float">
            <text:p>5.266</text:p>
          </table:table-cell>
          <table:table-cell office:value-type="float" office:value="5.7" calcext:value-type="float">
            <text:p>5.7</text:p>
          </table:table-cell>
          <table:table-cell office:value-type="float" office:value="9.896" calcext:value-type="float">
            <text:p>9.896</text:p>
          </table:table-cell>
          <table:table-cell table:style-name="Default" office:value-type="float" office:value="7.331" calcext:value-type="float">
            <text:p>7.331</text:p>
          </table:table-cell>
          <table:table-cell/>
          <table:table-cell table:style-name="ce16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9.488" calcext:value-type="float">
            <text:p>59.488</text:p>
          </table:table-cell>
          <table:table-cell office:value-type="float" office:value="163.426" calcext:value-type="float">
            <text:p>163.426</text:p>
          </table:table-cell>
          <table:table-cell office:value-type="float" office:value="381.962" calcext:value-type="float">
            <text:p>381.962</text:p>
          </table:table-cell>
          <table:table-cell office:value-type="float" office:value="205.237" calcext:value-type="float">
            <text:p>205.237</text:p>
          </table:table-cell>
          <table:table-cell table:style-name="Default" office:value-type="float" office:value="538.726" calcext:value-type="float">
            <text:p>538.726</text:p>
          </table:table-cell>
          <table:table-cell/>
          <table:table-cell table:style-name="ce16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5.417" calcext:value-type="float">
            <text:p>175.417</text:p>
          </table:table-cell>
          <table:table-cell office:value-type="float" office:value="186.706" calcext:value-type="float">
            <text:p>186.706</text:p>
          </table:table-cell>
          <table:table-cell office:value-type="float" office:value="12.93" calcext:value-type="float">
            <text:p>12.93</text:p>
          </table:table-cell>
          <table:table-cell table:style-name="Default" office:value-type="float" office:value="12.901" calcext:value-type="float">
            <text:p>12.901</text:p>
          </table:table-cell>
          <table:table-cell/>
          <table:table-cell table:style-name="ce16" table:formula="of:=[.C25]/[.C26]" office:value-type="float" office:value="0.931642885239173" calcext:value-type="float">
            <text:p>0.9316428852</text:p>
          </table:table-cell>
          <table:table-cell table:style-name="ce16" table:formula="of:=[.E25]/[.E26]" office:value-type="float" office:value="15.8729311678268" calcext:value-type="float">
            <text:p>15.8729311678</text:p>
          </table:table-cell>
          <table:table-cell table:style-name="ce16" table:formula="of:=[.F25]/[.F26]" office:value-type="float" office:value="41.7584683357879" calcext:value-type="float">
            <text:p>41.7584683358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7.834" calcext:value-type="float">
            <text:p>47.834</text:p>
          </table:table-cell>
          <table:table-cell office:value-type="float" office:value="4251.09" calcext:value-type="float">
            <text:p>4251.09</text:p>
          </table:table-cell>
          <table:table-cell office:value-type="float" office:value="706.241" calcext:value-type="float">
            <text:p>706.241</text:p>
          </table:table-cell>
          <table:table-cell office:value-type="float" office:value="107.624" calcext:value-type="float">
            <text:p>107.624</text:p>
          </table:table-cell>
          <table:table-cell table:style-name="Default" office:value-type="float" office:value="199.055" calcext:value-type="float">
            <text:p>199.055</text:p>
          </table:table-cell>
          <table:table-cell/>
          <table:table-cell table:style-name="ce16" table:number-columns-repeated="3"/>
          <table:table-cell table:style-name="ce23" table:formula="of:=[.B25]/[.B27]" office:value-type="float" office:value="1.24363423506293" calcext:value-type="float">
            <text:p>1.2436342351</text:p>
          </table:table-cell>
          <table:table-cell table:style-name="ce23" table:formula="of:=[.C25]/[.C27]" office:value-type="float" office:value="0.0384433168904916" calcext:value-type="float">
            <text:p>0.0384433169</text:p>
          </table:table-cell>
          <table:table-cell table:style-name="ce23" table:formula="of:=[.E25]/[.E27]" office:value-type="float" office:value="1.90698171411581" calcext:value-type="float">
            <text:p>1.9069817141</text:p>
          </table:table-cell>
          <table:table-cell table:style-name="ce23" table:formula="of:=[.F25]/[.F27]" office:value-type="float" office:value="2.70641782421944" calcext:value-type="float">
            <text:p>2.7064178242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9.305" calcext:value-type="float">
            <text:p>219.305</text:p>
          </table:table-cell>
          <table:table-cell office:value-type="float" office:value="194.362" calcext:value-type="float">
            <text:p>194.362</text:p>
          </table:table-cell>
          <table:table-cell office:value-type="float" office:value="7.545" calcext:value-type="float">
            <text:p>7.545</text:p>
          </table:table-cell>
          <table:table-cell table:style-name="Default" office:value-type="float" office:value="8.339" calcext:value-type="float">
            <text:p>8.339</text:p>
          </table:table-cell>
          <table:table-cell/>
          <table:table-cell table:style-name="ce16" table:formula="of:=[.C27]/[.C28]" office:value-type="float" office:value="19.3843733613005" calcext:value-type="float">
            <text:p>19.3843733613</text:p>
          </table:table-cell>
          <table:table-cell table:style-name="ce16" table:formula="of:=[.E27]/[.E28]" office:value-type="float" office:value="14.264280980782" calcext:value-type="float">
            <text:p>14.2642809808</text:p>
          </table:table-cell>
          <table:table-cell table:style-name="ce16" table:formula="of:=[.F27]/[.F28]" office:value-type="float" office:value="23.8703681496582" calcext:value-type="float">
            <text:p>23.8703681497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6"/>
          <table:covered-table-cell table:style-name="ce12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51" calcext:value-type="float">
            <text:p>6.951</text:p>
          </table:table-cell>
          <table:table-cell office:value-type="float" office:value="7.009" calcext:value-type="float">
            <text:p>7.009</text:p>
          </table:table-cell>
          <table:table-cell office:value-type="float" office:value="7.024" calcext:value-type="float">
            <text:p>7.024</text:p>
          </table:table-cell>
          <table:table-cell office:value-type="float" office:value="9.714" calcext:value-type="float">
            <text:p>9.714</text:p>
          </table:table-cell>
          <table:table-cell table:style-name="Default" office:value-type="float" office:value="9.687" calcext:value-type="float">
            <text:p>9.687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58" calcext:value-type="float">
            <text:p>6.958</text:p>
          </table:table-cell>
          <table:table-cell office:value-type="float" office:value="99.373" calcext:value-type="float">
            <text:p>99.373</text:p>
          </table:table-cell>
          <table:table-cell office:value-type="float" office:value="95.768" calcext:value-type="float">
            <text:p>95.768</text:p>
          </table:table-cell>
          <table:table-cell office:value-type="float" office:value="100.083" calcext:value-type="float">
            <text:p>100.083</text:p>
          </table:table-cell>
          <table:table-cell table:style-name="Default" office:value-type="float" office:value="104.977" calcext:value-type="float">
            <text:p>104.977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25" calcext:value-type="float">
            <text:p>7.025</text:p>
          </table:table-cell>
          <table:table-cell office:value-type="float" office:value="7.061" calcext:value-type="float">
            <text:p>7.061</text:p>
          </table:table-cell>
          <table:table-cell office:value-type="float" office:value="12.423" calcext:value-type="float">
            <text:p>12.423</text:p>
          </table:table-cell>
          <table:table-cell table:style-name="Default" office:value-type="float" office:value="11.911" calcext:value-type="float">
            <text:p>11.911</text:p>
          </table:table-cell>
          <table:table-cell/>
          <table:table-cell table:style-name="ce15" table:formula="of:=[.C33]/[.C34]" office:value-type="float" office:value="14.1456227758007" calcext:value-type="float">
            <text:p>14.1456227758</text:p>
          </table:table-cell>
          <table:table-cell table:style-name="ce15" table:formula="of:=[.E33]/[.E34]" office:value-type="float" office:value="8.05626660226998" calcext:value-type="float">
            <text:p>8.0562666023</text:p>
          </table:table-cell>
          <table:table-cell table:style-name="ce15" table:formula="of:=[.F33]/[.F34]" office:value-type="float" office:value="8.81344975232978" calcext:value-type="float">
            <text:p>8.8134497523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74" calcext:value-type="float">
            <text:p>7.074</text:p>
          </table:table-cell>
          <table:table-cell office:value-type="float" office:value="1293.416" calcext:value-type="float">
            <text:p>1293.416</text:p>
          </table:table-cell>
          <table:table-cell office:value-type="float" office:value="360.162" calcext:value-type="float">
            <text:p>360.162</text:p>
          </table:table-cell>
          <table:table-cell office:value-type="float" office:value="253.262" calcext:value-type="float">
            <text:p>253.262</text:p>
          </table:table-cell>
          <table:table-cell table:style-name="Default" office:value-type="float" office:value="251.447" calcext:value-type="float">
            <text:p>251.447</text:p>
          </table:table-cell>
          <table:table-cell/>
          <table:table-cell table:style-name="ce15" table:number-columns-repeated="3"/>
          <table:table-cell table:style-name="ce20" table:formula="of:=[.B33]/[.B35]" office:value-type="float" office:value="0.98360192253322" calcext:value-type="float">
            <text:p>0.9836019225</text:p>
          </table:table-cell>
          <table:table-cell table:style-name="ce20" table:formula="of:=[.C33]/[.C35]" office:value-type="float" office:value="0.0768298830384037" calcext:value-type="float">
            <text:p>0.076829883</text:p>
          </table:table-cell>
          <table:table-cell table:style-name="ce20" table:formula="of:=[.E33]/[.E35]" office:value-type="float" office:value="0.395175746855035" calcext:value-type="float">
            <text:p>0.3951757469</text:p>
          </table:table-cell>
          <table:table-cell table:style-name="ce20" table:formula="of:=[.F33]/[.F35]" office:value-type="float" office:value="0.417491558857334" calcext:value-type="float">
            <text:p>0.4174915589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47" calcext:value-type="float">
            <text:p>7.047</text:p>
          </table:table-cell>
          <table:table-cell office:value-type="float" office:value="7.179" calcext:value-type="float">
            <text:p>7.179</text:p>
          </table:table-cell>
          <table:table-cell office:value-type="float" office:value="12.517" calcext:value-type="float">
            <text:p>12.517</text:p>
          </table:table-cell>
          <table:table-cell table:style-name="Default" office:value-type="float" office:value="11.88" calcext:value-type="float">
            <text:p>11.88</text:p>
          </table:table-cell>
          <table:table-cell/>
          <table:table-cell table:style-name="ce15" table:formula="of:=[.C35]/[.C36]" office:value-type="float" office:value="183.541365119909" calcext:value-type="float">
            <text:p>183.5413651199</text:p>
          </table:table-cell>
          <table:table-cell table:style-name="ce15" table:formula="of:=[.E35]/[.E36]" office:value-type="float" office:value="20.2334425181753" calcext:value-type="float">
            <text:p>20.2334425182</text:p>
          </table:table-cell>
          <table:table-cell table:style-name="ce15" table:formula="of:=[.F35]/[.F36]" office:value-type="float" office:value="21.1655723905724" calcext:value-type="float">
            <text:p>21.1655723906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1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42" calcext:value-type="float">
            <text:p>7.042</text:p>
          </table:table-cell>
          <table:table-cell office:value-type="float" office:value="7.191" calcext:value-type="float">
            <text:p>7.191</text:p>
          </table:table-cell>
          <table:table-cell office:value-type="float" office:value="7.137" calcext:value-type="float">
            <text:p>7.137</text:p>
          </table:table-cell>
          <table:table-cell office:value-type="float" office:value="14.933" calcext:value-type="float">
            <text:p>14.933</text:p>
          </table:table-cell>
          <table:table-cell table:style-name="Default" office:value-type="float" office:value="12.484" calcext:value-type="float">
            <text:p>12.484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75" calcext:value-type="float">
            <text:p>7.075</text:p>
          </table:table-cell>
          <table:table-cell office:value-type="float" office:value="154.219" calcext:value-type="float">
            <text:p>154.219</text:p>
          </table:table-cell>
          <table:table-cell office:value-type="float" office:value="249.205" calcext:value-type="float">
            <text:p>249.205</text:p>
          </table:table-cell>
          <table:table-cell office:value-type="float" office:value="226.204" calcext:value-type="float">
            <text:p>226.204</text:p>
          </table:table-cell>
          <table:table-cell table:style-name="Default" office:value-type="float" office:value="225.775" calcext:value-type="float">
            <text:p>225.775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853" calcext:value-type="float">
            <text:p>45.853</text:p>
          </table:table-cell>
          <table:table-cell office:value-type="float" office:value="44.672" calcext:value-type="float">
            <text:p>44.672</text:p>
          </table:table-cell>
          <table:table-cell office:value-type="float" office:value="12.904" calcext:value-type="float">
            <text:p>12.904</text:p>
          </table:table-cell>
          <table:table-cell table:style-name="Default" office:value-type="float" office:value="13.356" calcext:value-type="float">
            <text:p>13.356</text:p>
          </table:table-cell>
          <table:table-cell/>
          <table:table-cell table:style-name="ce15" table:formula="of:=[.C40]/[.C41]" office:value-type="float" office:value="3.36333500534316" calcext:value-type="float">
            <text:p>3.3633350053</text:p>
          </table:table-cell>
          <table:table-cell table:style-name="ce15" table:formula="of:=[.E40]/[.E41]" office:value-type="float" office:value="17.5297582145071" calcext:value-type="float">
            <text:p>17.5297582145</text:p>
          </table:table-cell>
          <table:table-cell table:style-name="ce15" table:formula="of:=[.F40]/[.F41]" office:value-type="float" office:value="16.90438754118" calcext:value-type="float">
            <text:p>16.9043875412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5" calcext:value-type="float">
            <text:p>7.05</text:p>
          </table:table-cell>
          <table:table-cell office:value-type="float" office:value="1398.479" calcext:value-type="float">
            <text:p>1398.479</text:p>
          </table:table-cell>
          <table:table-cell office:value-type="float" office:value="838.429" calcext:value-type="float">
            <text:p>838.429</text:p>
          </table:table-cell>
          <table:table-cell office:value-type="float" office:value="488.229" calcext:value-type="float">
            <text:p>488.229</text:p>
          </table:table-cell>
          <table:table-cell table:style-name="Default" office:value-type="float" office:value="507.292" calcext:value-type="float">
            <text:p>507.292</text:p>
          </table:table-cell>
          <table:table-cell/>
          <table:table-cell table:style-name="ce15" table:number-columns-repeated="3"/>
          <table:table-cell table:style-name="ce20" table:formula="of:=[.B40]/[.B42]" office:value-type="float" office:value="1.00354609929078" calcext:value-type="float">
            <text:p>1.0035460993</text:p>
          </table:table-cell>
          <table:table-cell table:style-name="ce20" table:formula="of:=[.C40]/[.C42]" office:value-type="float" office:value="0.110276235824778" calcext:value-type="float">
            <text:p>0.1102762358</text:p>
          </table:table-cell>
          <table:table-cell table:style-name="ce20" table:formula="of:=[.E40]/[.E42]" office:value-type="float" office:value="0.463315370451161" calcext:value-type="float">
            <text:p>0.4633153705</text:p>
          </table:table-cell>
          <table:table-cell table:style-name="ce20" table:formula="of:=[.F40]/[.F42]" office:value-type="float" office:value="0.44505925581322" calcext:value-type="float">
            <text:p>0.4450592558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79" calcext:value-type="float">
            <text:p>45.79</text:p>
          </table:table-cell>
          <table:table-cell office:value-type="float" office:value="45.075" calcext:value-type="float">
            <text:p>45.075</text:p>
          </table:table-cell>
          <table:table-cell office:value-type="float" office:value="8.169" calcext:value-type="float">
            <text:p>8.169</text:p>
          </table:table-cell>
          <table:table-cell table:style-name="Default" office:value-type="float" office:value="8.131" calcext:value-type="float">
            <text:p>8.131</text:p>
          </table:table-cell>
          <table:table-cell/>
          <table:table-cell table:style-name="ce15" table:formula="of:=[.C42]/[.C43]" office:value-type="float" office:value="30.5411443546626" calcext:value-type="float">
            <text:p>30.5411443547</text:p>
          </table:table-cell>
          <table:table-cell table:style-name="ce15" table:formula="of:=[.E42]/[.E43]" office:value-type="float" office:value="59.7660668380463" calcext:value-type="float">
            <text:p>59.766066838</text:p>
          </table:table-cell>
          <table:table-cell table:style-name="ce15" table:formula="of:=[.F42]/[.F43]" office:value-type="float" office:value="62.3898659451482" calcext:value-type="float">
            <text:p>62.3898659451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1"/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234" calcext:value-type="float">
            <text:p>11.234</text:p>
          </table:table-cell>
          <table:table-cell office:value-type="float" office:value="11.286" calcext:value-type="float">
            <text:p>11.286</text:p>
          </table:table-cell>
          <table:table-cell office:value-type="float" office:value="11.37" calcext:value-type="float">
            <text:p>11.37</text:p>
          </table:table-cell>
          <table:table-cell office:value-type="float" office:value="102.177" calcext:value-type="float">
            <text:p>102.177</text:p>
          </table:table-cell>
          <table:table-cell table:style-name="Default" office:value-type="float" office:value="107.876" calcext:value-type="float">
            <text:p>107.876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7.113" calcext:value-type="float">
            <text:p>17.113</text:p>
          </table:table-cell>
          <table:table-cell office:value-type="float" office:value="322.572" calcext:value-type="float">
            <text:p>322.572</text:p>
          </table:table-cell>
          <table:table-cell office:value-type="float" office:value="245.658" calcext:value-type="float">
            <text:p>245.658</text:p>
          </table:table-cell>
          <table:table-cell office:value-type="float" office:value="229.555" calcext:value-type="float">
            <text:p>229.555</text:p>
          </table:table-cell>
          <table:table-cell table:style-name="Default" office:value-type="float" office:value="319.088" calcext:value-type="float">
            <text:p>319.088</text:p>
          </table:table-cell>
          <table:table-cell/>
          <table:table-cell table:style-name="ce15" table:number-columns-repeated="3"/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5.455" calcext:value-type="float">
            <text:p>75.455</text:p>
          </table:table-cell>
          <table:table-cell office:value-type="float" office:value="59.746" calcext:value-type="float">
            <text:p>59.746</text:p>
          </table:table-cell>
          <table:table-cell office:value-type="float" office:value="107.002" calcext:value-type="float">
            <text:p>107.002</text:p>
          </table:table-cell>
          <table:table-cell table:style-name="Default" office:value-type="float" office:value="103.574" calcext:value-type="float">
            <text:p>103.574</text:p>
          </table:table-cell>
          <table:table-cell/>
          <table:table-cell table:style-name="ce15" table:formula="of:=[.C47]/[.C48]" office:value-type="float" office:value="4.2750248492479" calcext:value-type="float">
            <text:p>4.2750248492</text:p>
          </table:table-cell>
          <table:table-cell table:style-name="ce15" table:formula="of:=[.E47]/[.E48]" office:value-type="float" office:value="2.14533373207977" calcext:value-type="float">
            <text:p>2.1453337321</text:p>
          </table:table-cell>
          <table:table-cell table:style-name="ce15" table:formula="of:=[.F47]/[.F48]" office:value-type="float" office:value="3.08077316701103" calcext:value-type="float">
            <text:p>3.080773167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611" calcext:value-type="float">
            <text:p>10.611</text:p>
          </table:table-cell>
          <table:table-cell office:value-type="float" office:value="6765.049" calcext:value-type="float">
            <text:p>6765.049</text:p>
          </table:table-cell>
          <table:table-cell office:value-type="float" office:value="463.359" calcext:value-type="float">
            <text:p>463.359</text:p>
          </table:table-cell>
          <table:table-cell office:value-type="float" office:value="474.456" calcext:value-type="float">
            <text:p>474.456</text:p>
          </table:table-cell>
          <table:table-cell table:style-name="Default" office:value-type="float" office:value="484.018" calcext:value-type="float">
            <text:p>484.018</text:p>
          </table:table-cell>
          <table:table-cell/>
          <table:table-cell table:style-name="ce15" table:number-columns-repeated="3"/>
          <table:table-cell table:style-name="ce20" table:formula="of:=[.B47]/[.B49]" office:value-type="float" office:value="1.61276034304024" calcext:value-type="float">
            <text:p>1.612760343</text:p>
          </table:table-cell>
          <table:table-cell table:style-name="ce20" table:formula="of:=[.C47]/[.C49]" office:value-type="float" office:value="0.0476821380007743" calcext:value-type="float">
            <text:p>0.047682138</text:p>
          </table:table-cell>
          <table:table-cell table:style-name="ce20" table:formula="of:=[.E47]/[.E49]" office:value-type="float" office:value="0.48382779435817" calcext:value-type="float">
            <text:p>0.4838277944</text:p>
          </table:table-cell>
          <table:table-cell table:style-name="ce20" table:formula="of:=[.F47]/[.F49]" office:value-type="float" office:value="0.659248209777322" calcext:value-type="float">
            <text:p>0.6592482098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1.135" calcext:value-type="float">
            <text:p>71.135</text:p>
          </table:table-cell>
          <table:table-cell office:value-type="float" office:value="58.569" calcext:value-type="float">
            <text:p>58.569</text:p>
          </table:table-cell>
          <table:table-cell office:value-type="float" office:value="49.439" calcext:value-type="float">
            <text:p>49.439</text:p>
          </table:table-cell>
          <table:table-cell table:style-name="Default" office:value-type="float" office:value="48.767" calcext:value-type="float">
            <text:p>48.767</text:p>
          </table:table-cell>
          <table:table-cell/>
          <table:table-cell table:style-name="ce15" table:formula="of:=[.C49]/[.C50]" office:value-type="float" office:value="95.1015533844099" calcext:value-type="float">
            <text:p>95.1015533844</text:p>
          </table:table-cell>
          <table:table-cell table:style-name="ce15" table:formula="of:=[.E49]/[.E50]" office:value-type="float" office:value="9.59679605170008" calcext:value-type="float">
            <text:p>9.5967960517</text:p>
          </table:table-cell>
          <table:table-cell table:style-name="ce15" table:formula="of:=[.F49]/[.F50]" office:value-type="float" office:value="9.92511329382574" calcext:value-type="float">
            <text:p>9.9251132938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24"/>
          <table:table-cell table:style-name="ce25"/>
          <table:table-cell table:style-name="ce24"/>
          <table:table-cell table:style-name="ce25"/>
          <table:table-cell table:number-columns-repeated="1010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308" calcext:value-type="float">
            <text:p>5.308</text:p>
          </table:table-cell>
          <table:table-cell office:value-type="float" office:value="5.358" calcext:value-type="float">
            <text:p>5.358</text:p>
          </table:table-cell>
          <table:table-cell office:value-type="float" office:value="15.746" calcext:value-type="float">
            <text:p>15.746</text:p>
          </table:table-cell>
          <table:table-cell table:style-name="Default" office:value-type="float" office:value="12.86" calcext:value-type="float">
            <text:p>12.86</text:p>
          </table:table-cell>
          <table:table-cell/>
          <table:table-cell table:style-name="ce17" table:number-columns-repeated="3"/>
          <table:table-cell table:style-name="ce24"/>
          <table:table-cell table:style-name="ce25"/>
          <table:table-cell table:style-name="ce24"/>
          <table:table-cell table:style-name="ce25"/>
          <table:table-cell table:number-columns-repeated="1010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5.213" calcext:value-type="float">
            <text:p>65.213</text:p>
          </table:table-cell>
          <table:table-cell office:value-type="float" office:value="181.397" calcext:value-type="float">
            <text:p>181.397</text:p>
          </table:table-cell>
          <table:table-cell office:value-type="float" office:value="422.523" calcext:value-type="float">
            <text:p>422.523</text:p>
          </table:table-cell>
          <table:table-cell office:value-type="float" office:value="313.072" calcext:value-type="float">
            <text:p>313.072</text:p>
          </table:table-cell>
          <table:table-cell table:style-name="Default" office:value-type="float" office:value="488.984" calcext:value-type="float">
            <text:p>488.984</text:p>
          </table:table-cell>
          <table:table-cell/>
          <table:table-cell table:style-name="ce17" table:number-columns-repeated="3"/>
          <table:table-cell table:style-name="ce24"/>
          <table:table-cell table:style-name="ce25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8.105" calcext:value-type="float">
            <text:p>188.105</text:p>
          </table:table-cell>
          <table:table-cell office:value-type="float" office:value="197.064" calcext:value-type="float">
            <text:p>197.064</text:p>
          </table:table-cell>
          <table:table-cell office:value-type="float" office:value="16.673" calcext:value-type="float">
            <text:p>16.673</text:p>
          </table:table-cell>
          <table:table-cell table:style-name="Default" office:value-type="float" office:value="17.02" calcext:value-type="float">
            <text:p>17.02</text:p>
          </table:table-cell>
          <table:table-cell/>
          <table:table-cell table:style-name="ce17" table:formula="of:=[.C54]/[.C55]" office:value-type="float" office:value="0.96433906594721" calcext:value-type="float">
            <text:p>0.9643390659</text:p>
          </table:table-cell>
          <table:table-cell table:style-name="ce17" table:formula="of:=[.E54]/[.E55]" office:value-type="float" office:value="18.7771846698255" calcext:value-type="float">
            <text:p>18.7771846698</text:p>
          </table:table-cell>
          <table:table-cell table:style-name="ce17" table:formula="of:=[.F54]/[.F55]" office:value-type="float" office:value="28.729964747356" calcext:value-type="float">
            <text:p>28.7299647474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0.329" calcext:value-type="float">
            <text:p>50.329</text:p>
          </table:table-cell>
          <table:table-cell office:value-type="float" office:value="3340.501" calcext:value-type="float">
            <text:p>3340.501</text:p>
          </table:table-cell>
          <table:table-cell office:value-type="float" office:value="860.302" calcext:value-type="float">
            <text:p>860.302</text:p>
          </table:table-cell>
          <table:table-cell office:value-type="float" office:value="285.625" calcext:value-type="float">
            <text:p>285.625</text:p>
          </table:table-cell>
          <table:table-cell table:style-name="Default" office:value-type="float" office:value="470.825" calcext:value-type="float">
            <text:p>470.825</text:p>
          </table:table-cell>
          <table:table-cell/>
          <table:table-cell table:style-name="ce17" table:number-columns-repeated="3"/>
          <table:table-cell table:style-name="ce25" table:formula="of:=[.B54]/[.B56]" office:value-type="float" office:value="1.29573406982058" calcext:value-type="float">
            <text:p>1.2957340698</text:p>
          </table:table-cell>
          <table:table-cell table:style-name="ce25" table:formula="of:=[.C54]/[.C56]" office:value-type="float" office:value="0.0543023336918624" calcext:value-type="float">
            <text:p>0.0543023337</text:p>
          </table:table-cell>
          <table:table-cell table:style-name="ce25" table:formula="of:=[.E54]/[.E56]" office:value-type="float" office:value="1.09609452954048" calcext:value-type="float">
            <text:p>1.0960945295</text:p>
          </table:table-cell>
          <table:table-cell table:style-name="ce25" table:formula="of:=[.F54]/[.F56]" office:value-type="float" office:value="1.03856847023841" calcext:value-type="float">
            <text:p>1.03856847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39.307" calcext:value-type="float">
            <text:p>239.307</text:p>
          </table:table-cell>
          <table:table-cell office:value-type="float" office:value="210.356" calcext:value-type="float">
            <text:p>210.356</text:p>
          </table:table-cell>
          <table:table-cell office:value-type="float" office:value="11.494" calcext:value-type="float">
            <text:p>11.494</text:p>
          </table:table-cell>
          <table:table-cell table:style-name="Default" office:value-type="float" office:value="10.342" calcext:value-type="float">
            <text:p>10.342</text:p>
          </table:table-cell>
          <table:table-cell/>
          <table:table-cell table:style-name="ce17" table:formula="of:=[.C56]/[.C57]" office:value-type="float" office:value="13.9590609551747" calcext:value-type="float">
            <text:p>13.9590609552</text:p>
          </table:table-cell>
          <table:table-cell table:style-name="ce17" table:formula="of:=[.E56]/[.E57]" office:value-type="float" office:value="24.8499216982774" calcext:value-type="float">
            <text:p>24.8499216983</text:p>
          </table:table-cell>
          <table:table-cell table:style-name="ce17" table:formula="of:=[.F56]/[.F57]" office:value-type="float" office:value="45.5255269773738" calcext:value-type="float">
            <text:p>45.5255269774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18" office:value-type="string" calcext:value-type="string">
            <text:p>Windows vs Linux</text:p>
          </table:table-cell>
          <table:table-cell table:style-name="ce18"/>
          <table:table-cell table:number-columns-repeated="1015"/>
        </table:table-row>
        <table:table-row table:style-name="ro2">
          <table:table-cell table:number-columns-repeated="7"/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33]" office:value-type="float" office:value="0.997125610807703" calcext:value-type="float">
            <text:p>0.9971256108</text:p>
          </table:table-cell>
          <table:table-cell table:formula="of:=[.C4]/[.C33]" office:value-type="float" office:value="0.909975546677669" calcext:value-type="float">
            <text:p>0.9099755467</text:p>
          </table:table-cell>
          <table:table-cell table:formula="of:=[.E4]/[.E33]" office:value-type="float" office:value="0.66883486706034" calcext:value-type="float">
            <text:p>0.6688348671</text:p>
          </table:table-cell>
          <table:table-cell table:formula="of:=[.F4]/[.F33]" office:value-type="float" office:value="0.610086018842223" calcext:value-type="float">
            <text:p>0.610086018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0]" office:value-type="float" office:value="0.996749116607774" calcext:value-type="float">
            <text:p>0.9967491166</text:p>
          </table:table-cell>
          <table:table-cell table:formula="of:=[.C11]/[.C40]" office:value-type="float" office:value="0.874276191649538" calcext:value-type="float">
            <text:p>0.8742761916</text:p>
          </table:table-cell>
          <table:table-cell table:formula="of:=[.E11]/[.E40]" office:value-type="float" office:value="0.440230941981574" calcext:value-type="float">
            <text:p>0.440230942</text:p>
          </table:table-cell>
          <table:table-cell table:formula="of:=[.F11]/[.F40]" office:value-type="float" office:value="0.790007751079615" calcext:value-type="float">
            <text:p>0.79000775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47]" office:value-type="float" office:value="0.978437445217086" calcext:value-type="float">
            <text:p>0.9784374452</text:p>
          </table:table-cell>
          <table:table-cell table:formula="of:=[.C18]/[.C47]" office:value-type="float" office:value="0.948817628312439" calcext:value-type="float">
            <text:p>0.9488176283</text:p>
          </table:table-cell>
          <table:table-cell table:formula="of:=[.E18]/[.E47]" office:value-type="float" office:value="0.358946657663741" calcext:value-type="float">
            <text:p>0.3589466577</text:p>
          </table:table-cell>
          <table:table-cell table:formula="of:=[.F18]/[.F47]" office:value-type="float" office:value="0.638660808303665" calcext:value-type="float">
            <text:p>0.638660808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54]" office:value-type="float" office:value="0.912210755524205" calcext:value-type="float">
            <text:p>0.9122107555</text:p>
          </table:table-cell>
          <table:table-cell table:formula="of:=[.C25]/[.C54]" office:value-type="float" office:value="0.900930004355089" calcext:value-type="float">
            <text:p>0.9009300044</text:p>
          </table:table-cell>
          <table:table-cell table:formula="of:=[.E25]/[.E54]" office:value-type="float" office:value="0.655558465784228" calcext:value-type="float">
            <text:p>0.6555584658</text:p>
          </table:table-cell>
          <table:table-cell table:formula="of:=[.F25]/[.F54]" office:value-type="float" office:value="1.10172520982282" calcext:value-type="float">
            <text:p>1.1017252098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8" table:number-columns-repeated="2"/>
          <table:table-cell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9" table:number-columns-repeated="4"/>
          <table:table-cell office:value-type="string" calcext:value-type="string">
            <text:p>Linux</text:p>
          </table:table-cell>
          <table:table-cell table:style-name="ce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Baseline</text:p>
          </table:table-cell>
          <table:table-cell table:number-columns-repeated="2" table:style-name="ce7" office:value-type="float" office:value="0.012" calcext:value-type="float">
            <text:p>0.012</text:p>
          </table:table-cell>
          <table:table-cell office:value-type="float" office:value="0.124" calcext:value-type="float">
            <text:p>0.124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14" calcext:value-type="float">
            <text:p>0.014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0.026" calcext:value-type="float">
            <text:p>0.026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1.365" calcext:value-type="float">
            <text:p>1.365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Seq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292" calcext:value-type="float">
            <text:p>0.292</text:p>
          </table:table-cell>
          <table:table-cell office:value-type="float" office:value="2.149" calcext:value-type="float">
            <text:p>2.149</text:p>
          </table:table-cell>
          <table:table-cell table:style-name="ce7" office:value-type="float" office:value="1.329" calcext:value-type="float">
            <text:p>1.329</text:p>
          </table:table-cell>
          <table:table-cell table:style-name="ce7" office:value-type="float" office:value="1.183" calcext:value-type="float">
            <text:p>1.183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1.269" calcext:value-type="float">
            <text:p>1.269</text:p>
          </table:table-cell>
          <table:table-cell table:style-name="Default" office:value-type="float" office:value="0.633" calcext:value-type="float">
            <text:p>0.633</text:p>
          </table:table-cell>
          <table:table-cell table:style-name="ce7" office:value-type="float" office:value="3.404" calcext:value-type="float">
            <text:p>3.404</text:p>
          </table:table-cell>
          <table:table-cell table:style-name="ce7" office:value-type="float" office:value="2.168" calcext:value-type="float">
            <text:p>2.168</text:p>
          </table:table-cell>
          <table:table-cell table:style-name="Default"/>
          <table:table-cell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01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SeqOpt</text:p>
          </table:table-cell>
          <table:table-cell table:style-name="ce7"/>
          <table:table-cell table:style-name="ce7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table:style-name="ce7" office:value-type="float" office:value="0.553" calcext:value-type="float">
            <text:p>0.553</text:p>
          </table:table-cell>
          <table:table-cell table:style-name="ce7" office:value-type="float" office:value="0.259" calcext:value-type="float">
            <text:p>0.259</text:p>
          </table:table-cell>
          <table:table-cell table:style-name="ce7"/>
          <table:table-cell table:style-name="ce7" office:value-type="float" office:value="0.043" calcext:value-type="float">
            <text:p>0.043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ce7" office:value-type="float" office:value="1.052" calcext:value-type="float">
            <text:p>1.052</text:p>
          </table:table-cell>
          <table:table-cell table:style-name="ce7" office:value-type="float" office:value="0.032" calcext:value-type="float">
            <text:p>0.032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Par</text:p>
          </table:table-cell>
          <table:table-cell table:style-name="ce7" office:value-type="float" office:value="0.01" calcext:value-type="float">
            <text:p>0.010</text:p>
          </table:table-cell>
          <table:table-cell table:style-name="ce7" office:value-type="float" office:value="6.466" calcext:value-type="float">
            <text:p>6.466</text:p>
          </table:table-cell>
          <table:table-cell office:value-type="float" office:value="3.124" calcext:value-type="float">
            <text:p>3.124</text:p>
          </table:table-cell>
          <table:table-cell table:style-name="ce7" office:value-type="float" office:value="0.167" calcext:value-type="float">
            <text:p>0.167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3.479" calcext:value-type="float">
            <text:p>3.479</text:p>
          </table:table-cell>
          <table:table-cell table:style-name="Default" office:value-type="float" office:value="2.786" calcext:value-type="float">
            <text:p>2.786</text:p>
          </table:table-cell>
          <table:table-cell table:style-name="ce7" office:value-type="float" office:value="5.109" calcext:value-type="float">
            <text:p>5.109</text:p>
          </table:table-cell>
          <table:table-cell table:style-name="ce7" office:value-type="float" office:value="3.025" calcext:value-type="float">
            <text:p>3.025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ParOpt</text:p>
          </table:table-cell>
          <table:table-cell table:style-name="ce7"/>
          <table:table-cell table:style-name="ce7"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table:style-name="ce7" office:value-type="float" office:value="0.03" calcext:value-type="float">
            <text:p>0.030</text:p>
          </table:table-cell>
          <table:table-cell table:style-name="ce7" office:value-type="float" office:value="0.151" calcext:value-type="float">
            <text:p>0.151</text:p>
          </table:table-cell>
          <table:table-cell table:style-name="ce7"/>
          <table:table-cell table:style-name="ce7" office:value-type="float" office:value="0.028" calcext:value-type="float">
            <text:p>0.028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ce7" office:value-type="float" office:value="1.22" calcext:value-type="float">
            <text:p>1.220</text:p>
          </table:table-cell>
          <table:table-cell table:style-name="ce7" office:value-type="float" office:value="0.032" calcext:value-type="float">
            <text:p>0.032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OfSquaresBaseline</text:p>
          </table:table-cell>
          <table:table-cell table:style-name="ce7" office:value-type="float" office:value="0.232" calcext:value-type="float">
            <text:p>0.232</text:p>
          </table:table-cell>
          <table:table-cell table:style-name="ce7" office:value-type="float" office:value="0.015" calcext:value-type="float">
            <text:p>0.015</text:p>
          </table:table-cell>
          <table:table-cell office:value-type="float" office:value="0.269" calcext:value-type="float">
            <text:p>0.269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822" calcext:value-type="float">
            <text:p>0.822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0.035" calcext:value-type="float">
            <text:p>0.035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office:value-type="float" office:value="0.028" calcext:value-type="float">
            <text:p>0.028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OfSquaresSeq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669" calcext:value-type="float">
            <text:p>0.669</text:p>
          </table:table-cell>
          <table:table-cell office:value-type="float" office:value="2.741" calcext:value-type="float">
            <text:p>2.741</text:p>
          </table:table-cell>
          <table:table-cell table:style-name="ce7" office:value-type="float" office:value="3.134" calcext:value-type="float">
            <text:p>3.134</text:p>
          </table:table-cell>
          <table:table-cell table:style-name="ce7" office:value-type="float" office:value="4.199" calcext:value-type="float">
            <text:p>4.199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1.892" calcext:value-type="float">
            <text:p>1.892</text:p>
          </table:table-cell>
          <table:table-cell table:style-name="Default" office:value-type="float" office:value="2.755" calcext:value-type="float">
            <text:p>2.755</text:p>
          </table:table-cell>
          <table:table-cell table:style-name="ce7" office:value-type="float" office:value="0.97" calcext:value-type="float">
            <text:p>0.970</text:p>
          </table:table-cell>
          <table:table-cell table:style-name="ce7" office:value-type="float" office:value="3.027" calcext:value-type="float">
            <text:p>3.027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OfSquaresSeqOpt</text:p>
          </table:table-cell>
          <table:table-cell table:style-name="ce7"/>
          <table:table-cell table:style-name="ce7" office:value-type="float" office:value="0.045" calcext:value-type="float">
            <text:p>0.045</text:p>
          </table:table-cell>
          <table:table-cell office:value-type="float" office:value="0.45" calcext:value-type="float">
            <text:p>0.45</text:p>
          </table:table-cell>
          <table:table-cell table:style-name="ce7" office:value-type="float" office:value="0.166" calcext:value-type="float">
            <text:p>0.166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/>
          <table:table-cell table:style-name="ce7" office:value-type="float" office:value="0.259" calcext:value-type="float">
            <text:p>0.259</text:p>
          </table:table-cell>
          <table:table-cell table:style-name="Default" office:value-type="float" office:value="0.247" calcext:value-type="float">
            <text:p>0.247</text:p>
          </table:table-cell>
          <table:table-cell table:style-name="ce7" office:value-type="float" office:value="0.133" calcext:value-type="float">
            <text:p>0.133</text:p>
          </table:table-cell>
          <table:table-cell table:style-name="ce7" office:value-type="float" office:value="1.139" calcext:value-type="float">
            <text:p>1.139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umOfSquaresPar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6.084" calcext:value-type="float">
            <text:p>6.084</text:p>
          </table:table-cell>
          <table:table-cell office:value-type="float" office:value="16.399" calcext:value-type="float">
            <text:p>16.399</text:p>
          </table:table-cell>
          <table:table-cell table:style-name="ce7" office:value-type="float" office:value="1.382" calcext:value-type="float">
            <text:p>1.382</text:p>
          </table:table-cell>
          <table:table-cell table:style-name="ce7" office:value-type="float" office:value="0.351" calcext:value-type="float">
            <text:p>0.351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5.524" calcext:value-type="float">
            <text:p>5.524</text:p>
          </table:table-cell>
          <table:table-cell table:style-name="Default" office:value-type="float" office:value="14.861" calcext:value-type="float">
            <text:p>14.861</text:p>
          </table:table-cell>
          <table:table-cell table:style-name="ce7" office:value-type="float" office:value="49.949" calcext:value-type="float">
            <text:p>49.949</text:p>
          </table:table-cell>
          <table:table-cell table:style-name="ce7" office:value-type="float" office:value="50.692" calcext:value-type="float">
            <text:p>50.692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ParOpt</text:p>
          </table:table-cell>
          <table:table-cell table:style-name="ce7"/>
          <table:table-cell table:style-name="ce7" office:value-type="float" office:value="0.091" calcext:value-type="float">
            <text:p>0.091</text:p>
          </table:table-cell>
          <table:table-cell office:value-type="float" office:value="0.138" calcext:value-type="float">
            <text:p>0.138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25" calcext:value-type="float">
            <text:p>0.250</text:p>
          </table:table-cell>
          <table:table-cell table:style-name="ce7"/>
          <table:table-cell table:style-name="ce7" office:value-type="float" office:value="0.168" calcext:value-type="float">
            <text:p>0.168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7" office:value-type="float" office:value="0.359" calcext:value-type="float">
            <text:p>0.359</text:p>
          </table:table-cell>
          <table:table-cell table:style-name="ce7" office:value-type="float" office:value="0.452" calcext:value-type="float">
            <text:p>0.452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EvenBaseline</text:p>
          </table:table-cell>
          <table:table-cell table:style-name="ce7" office:value-type="float" office:value="0.088" calcext:value-type="float">
            <text:p>0.088</text:p>
          </table:table-cell>
          <table:table-cell table:style-name="ce7"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style-name="ce7" office:value-type="float" office:value="0.478" calcext:value-type="float">
            <text:p>0.478</text:p>
          </table:table-cell>
          <table:table-cell table:style-name="ce7" office:value-type="float" office:value="0.312" calcext:value-type="float">
            <text:p>0.312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048" calcext:value-type="float">
            <text:p>0.048</text:p>
          </table:table-cell>
          <table:table-cell table:style-name="Default" office:value-type="float" office:value="0.066" calcext:value-type="float">
            <text:p>0.066</text:p>
          </table:table-cell>
          <table:table-cell table:style-name="ce7" office:value-type="float" office:value="0.338" calcext:value-type="float">
            <text:p>0.338</text:p>
          </table:table-cell>
          <table:table-cell table:style-name="ce7" office:value-type="float" office:value="0.441" calcext:value-type="float">
            <text:p>0.441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EvenSeq</text:p>
          </table:table-cell>
          <table:table-cell table:style-name="ce7" office:value-type="float" office:value="0.146" calcext:value-type="float">
            <text:p>0.146</text:p>
          </table:table-cell>
          <table:table-cell table:style-name="ce7" office:value-type="float" office:value="73.95" calcext:value-type="float">
            <text:p>73.950</text:p>
          </table:table-cell>
          <table:table-cell office:value-type="float" office:value="4.996" calcext:value-type="float">
            <text:p>4.996</text:p>
          </table:table-cell>
          <table:table-cell table:style-name="ce7" office:value-type="float" office:value="3.182" calcext:value-type="float">
            <text:p>3.182</text:p>
          </table:table-cell>
          <table:table-cell table:style-name="ce7" office:value-type="float" office:value="3.85" calcext:value-type="float">
            <text:p>3.850</text:p>
          </table:table-cell>
          <table:table-cell table:style-name="ce7" office:value-type="float" office:value="0.074" calcext:value-type="float">
            <text:p>0.074</text:p>
          </table:table-cell>
          <table:table-cell table:style-name="ce7" office:value-type="float" office:value="3.762" calcext:value-type="float">
            <text:p>3.762</text:p>
          </table:table-cell>
          <table:table-cell table:style-name="Default" office:value-type="float" office:value="1.386" calcext:value-type="float">
            <text:p>1.386</text:p>
          </table:table-cell>
          <table:table-cell table:style-name="ce7" office:value-type="float" office:value="1.056" calcext:value-type="float">
            <text:p>1.056</text:p>
          </table:table-cell>
          <table:table-cell table:style-name="ce7" office:value-type="float" office:value="0.819" calcext:value-type="float">
            <text:p>0.819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EvenSeqOpt</text:p>
          </table:table-cell>
          <table:table-cell table:style-name="ce7"/>
          <table:table-cell table:style-name="ce7" office:value-type="float" office:value="0.697" calcext:value-type="float">
            <text:p>0.697</text:p>
          </table:table-cell>
          <table:table-cell office:value-type="float" office:value="1.286" calcext:value-type="float">
            <text:p>1.286</text:p>
          </table:table-cell>
          <table:table-cell table:style-name="ce7" office:value-type="float" office:value="0.41" calcext:value-type="float">
            <text:p>0.410</text:p>
          </table:table-cell>
          <table:table-cell table:style-name="ce7" office:value-type="float" office:value="4.351" calcext:value-type="float">
            <text:p>4.351</text:p>
          </table:table-cell>
          <table:table-cell table:style-name="ce7"/>
          <table:table-cell table:style-name="ce7" office:value-type="float" office:value="0.76" calcext:value-type="float">
            <text:p>0.760</text:p>
          </table:table-cell>
          <table:table-cell table:style-name="Default" office:value-type="float" office:value="0.327" calcext:value-type="float">
            <text:p>0.327</text:p>
          </table:table-cell>
          <table:table-cell table:style-name="ce7" office:value-type="float" office:value="0.589" calcext:value-type="float">
            <text:p>0.589</text:p>
          </table:table-cell>
          <table:table-cell table:style-name="ce7" office:value-type="float" office:value="0.637" calcext:value-type="float">
            <text:p>0.637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EvenPar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float" office:value="236.698" calcext:value-type="float">
            <text:p>236.698</text:p>
          </table:table-cell>
          <table:table-cell office:value-type="float" office:value="17.417" calcext:value-type="float">
            <text:p>17.417</text:p>
          </table:table-cell>
          <table:table-cell table:style-name="ce7" office:value-type="float" office:value="0.513" calcext:value-type="float">
            <text:p>0.513</text:p>
          </table:table-cell>
          <table:table-cell table:style-name="ce7" office:value-type="float" office:value="4.883" calcext:value-type="float">
            <text:p>4.883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328.401" calcext:value-type="float">
            <text:p>328.401</text:p>
          </table:table-cell>
          <table:table-cell table:style-name="Default" office:value-type="float" office:value="10.726" calcext:value-type="float">
            <text:p>10.726</text:p>
          </table:table-cell>
          <table:table-cell table:style-name="ce7" office:value-type="float" office:value="38.512" calcext:value-type="float">
            <text:p>38.512</text:p>
          </table:table-cell>
          <table:table-cell table:style-name="ce7" office:value-type="float" office:value="25.067" calcext:value-type="float">
            <text:p>25.067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sumOfSquaresEvenParOpt</text:p>
          </table:table-cell>
          <table:table-cell table:style-name="ce7"/>
          <table:table-cell table:style-name="ce7" office:value-type="float" office:value="0.106" calcext:value-type="float">
            <text:p>0.106</text:p>
          </table:table-cell>
          <table:table-cell office:value-type="float" office:value="0.504" calcext:value-type="float">
            <text:p>0.504</text:p>
          </table:table-cell>
          <table:table-cell table:style-name="ce7" office:value-type="float" office:value="0.099" calcext:value-type="float">
            <text:p>0.099</text:p>
          </table:table-cell>
          <table:table-cell table:style-name="ce7" office:value-type="float" office:value="0.104" calcext:value-type="float">
            <text:p>0.104</text:p>
          </table:table-cell>
          <table:table-cell table:style-name="ce7"/>
          <table:table-cell table:style-name="ce7" office:value-type="float" office:value="0.402" calcext:value-type="float">
            <text:p>0.402</text:p>
          </table:table-cell>
          <table:table-cell table:style-name="Default" office:value-type="float" office:value="0.415" calcext:value-type="float">
            <text:p>0.415</text:p>
          </table:table-cell>
          <table:table-cell table:style-name="ce7" office:value-type="float" office:value="2.231" calcext:value-type="float">
            <text:p>2.231</text:p>
          </table:table-cell>
          <table:table-cell table:style-name="ce7" office:value-type="float" office:value="1.245" calcext:value-type="float">
            <text:p>1.245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cartBaseline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028" calcext:value-type="float">
            <text:p>0.028</text:p>
          </table:table-cell>
          <table:table-cell office:value-type="float" office:value="0.057" calcext:value-type="float">
            <text:p>0.057</text:p>
          </table:table-cell>
          <table:table-cell table:style-name="ce7" office:value-type="float" office:value="1.547" calcext:value-type="float">
            <text:p>1.547</text:p>
          </table:table-cell>
          <table:table-cell table:style-name="ce7" office:value-type="float" office:value="0.099" calcext:value-type="float">
            <text:p>0.099</text:p>
          </table:table-cell>
          <table:table-cell table:number-columns-repeated="2" table:style-name="ce7" office:value-type="float" office:value="0.015" calcext:value-type="float">
            <text:p>0.015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ce7" office:value-type="float" office:value="0.206" calcext:value-type="float">
            <text:p>0.206</text:p>
          </table:table-cell>
          <table:table-cell table:style-name="ce7" office:value-type="float" office:value="0.085" calcext:value-type="float">
            <text:p>0.085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cartSeq</text:p>
          </table:table-cell>
          <table:table-cell table:style-name="ce7" office:value-type="float" office:value="0.581" calcext:value-type="float">
            <text:p>0.581</text:p>
          </table:table-cell>
          <table:table-cell table:style-name="ce7" office:value-type="float" office:value="1.247" calcext:value-type="float">
            <text:p>1.247</text:p>
          </table:table-cell>
          <table:table-cell office:value-type="float" office:value="3.689" calcext:value-type="float">
            <text:p>3.689</text:p>
          </table:table-cell>
          <table:table-cell table:style-name="ce7" office:value-type="float" office:value="4.67" calcext:value-type="float">
            <text:p>4.670</text:p>
          </table:table-cell>
          <table:table-cell table:style-name="ce7" office:value-type="float" office:value="8.954" calcext:value-type="float">
            <text:p>8.954</text:p>
          </table:table-cell>
          <table:table-cell table:style-name="ce7" office:value-type="float" office:value="0.969" calcext:value-type="float">
            <text:p>0.969</text:p>
          </table:table-cell>
          <table:table-cell table:style-name="ce7" office:value-type="float" office:value="1.109" calcext:value-type="float">
            <text:p>1.109</text:p>
          </table:table-cell>
          <table:table-cell table:style-name="Default" office:value-type="float" office:value="2.004" calcext:value-type="float">
            <text:p>2.004</text:p>
          </table:table-cell>
          <table:table-cell table:style-name="ce7" office:value-type="float" office:value="0.643" calcext:value-type="float">
            <text:p>0.643</text:p>
          </table:table-cell>
          <table:table-cell table:style-name="ce7" office:value-type="float" office:value="1.439" calcext:value-type="float">
            <text:p>1.439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cartSeqOpt</text:p>
          </table:table-cell>
          <table:table-cell table:style-name="ce7"/>
          <table:table-cell table:style-name="ce7" office:value-type="float" office:value="1.792" calcext:value-type="float">
            <text:p>1.792</text:p>
          </table:table-cell>
          <table:table-cell office:value-type="float" office:value="4.354" calcext:value-type="float">
            <text:p>4.354</text:p>
          </table:table-cell>
          <table:table-cell table:style-name="ce7" office:value-type="float" office:value="0.361" calcext:value-type="float">
            <text:p>0.361</text:p>
          </table:table-cell>
          <table:table-cell table:style-name="ce7" office:value-type="float" office:value="0.346" calcext:value-type="float">
            <text:p>0.346</text:p>
          </table:table-cell>
          <table:table-cell table:style-name="ce7"/>
          <table:table-cell table:style-name="ce7" office:value-type="float" office:value="2.689" calcext:value-type="float">
            <text:p>2.689</text:p>
          </table:table-cell>
          <table:table-cell table:style-name="Default" office:value-type="float" office:value="0.866" calcext:value-type="float">
            <text:p>0.866</text:p>
          </table:table-cell>
          <table:table-cell table:style-name="ce7" office:value-type="float" office:value="0.075" calcext:value-type="float">
            <text:p>0.075</text:p>
          </table:table-cell>
          <table:table-cell table:style-name="ce7" office:value-type="float" office:value="0.463" calcext:value-type="float">
            <text:p>0.46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cartPar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42.263" calcext:value-type="float">
            <text:p>42.263</text:p>
          </table:table-cell>
          <table:table-cell office:value-type="float" office:value="8.757" calcext:value-type="float">
            <text:p>8.757</text:p>
          </table:table-cell>
          <table:table-cell table:style-name="ce7" office:value-type="float" office:value="5.141" calcext:value-type="float">
            <text:p>5.141</text:p>
          </table:table-cell>
          <table:table-cell table:style-name="ce7" office:value-type="float" office:value="7.7" calcext:value-type="float">
            <text:p>7.700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39.036" calcext:value-type="float">
            <text:p>39.036</text:p>
          </table:table-cell>
          <table:table-cell table:style-name="Default" office:value-type="float" office:value="27.051" calcext:value-type="float">
            <text:p>27.051</text:p>
          </table:table-cell>
          <table:table-cell table:style-name="ce7" office:value-type="float" office:value="14.169" calcext:value-type="float">
            <text:p>14.169</text:p>
          </table:table-cell>
          <table:table-cell table:style-name="ce7" office:value-type="float" office:value="23.313" calcext:value-type="float">
            <text:p>23.31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cartParOpt</text:p>
          </table:table-cell>
          <table:table-cell table:style-name="ce7"/>
          <table:table-cell table:style-name="ce7" office:value-type="float" office:value="1.381" calcext:value-type="float">
            <text:p>1.381</text:p>
          </table:table-cell>
          <table:table-cell office:value-type="float" office:value="3.244" calcext:value-type="float">
            <text:p>3.244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float" office:value="1.415" calcext:value-type="float">
            <text:p>1.415</text:p>
          </table:table-cell>
          <table:table-cell table:style-name="ce7"/>
          <table:table-cell table:style-name="ce7" office:value-type="float" office:value="1.188" calcext:value-type="float">
            <text:p>1.188</text:p>
          </table:table-cell>
          <table:table-cell table:style-name="Default" office:value-type="float" office:value="2.696" calcext:value-type="float">
            <text:p>2.696</text:p>
          </table:table-cell>
          <table:table-cell table:style-name="ce7" office:value-type="float" office:value="0.803" calcext:value-type="float">
            <text:p>0.803</text:p>
          </table:table-cell>
          <table:table-cell table:style-name="ce7" office:value-type="float" office:value="0.336" calcext:value-type="float">
            <text:p>0.336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style-name="ce9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2" table:number-rows-repeated="6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2" table:number-rows-repeated="5">
          <table:table-cell table:number-columns-repeated="2"/>
          <table:table-cell table:style-name="ce8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2" table:number-rows-repeated="114">
          <table:table-cell table:number-columns-repeated="2"/>
          <table:table-cell table:style-name="ce8" table:number-columns-repeated="2"/>
          <table:table-cell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3"/>
        </table:table-row>
        <table:table-row table:style-name="ro2" table:number-rows-repeated="10483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0:'with-compiler-optimizations'.J50 'with-compiler-optimizations'.H5:'with-compiler-optimizations'.J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0:'with-compiler-optimizations'.N49 'with-compiler-optimizations'.K6:'with-compiler-optimizations'.N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N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52:'with-compiler-optimizations'.J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52:'with-compiler-optimizations'.N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0000-00-00T00:00:01.43441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24T20:55:10.903964649</dc:date>
    <meta:editing-cycles>46</meta:editing-cycles>
    <meta:editing-duration>P1DT15H31S</meta:editing-duration>
    <meta:generator>LibreOffice/4.1.3.2$Linux_X86_64 LibreOffice_project/410m0$Build-2</meta:generator>
    <meta:printed-by>Aggelos Biboudis</meta:printed-by>
    <meta:document-statistic meta:table-count="1" meta:cell-count="60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7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2:'with-compiler-optimizations'.F7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8">
                <text:p>6.968</text:p>
                <draw:g>
                  <svg:desc>'with-compiler-optimizations'.B3:'with-compiler-optimizations'.B7</svg:desc>
                </draw:g>
              </table:table-cell>
              <table:table-cell office:value-type="float" office:value="6.888">
                <text:p>6.888</text:p>
                <draw:g>
                  <svg:desc>'with-compiler-optimizations'.C3:'with-compiler-optimizations'.C7</svg:desc>
                </draw:g>
              </table:table-cell>
              <table:table-cell office:value-type="float" office:value="7.092">
                <text:p>7.092</text:p>
                <draw:g>
                  <svg:desc>'with-compiler-optimizations'.D3:'with-compiler-optimizations'.D7</svg:desc>
                </draw:g>
              </table:table-cell>
              <table:table-cell office:value-type="float" office:value="7.117">
                <text:p>7.117</text:p>
                <draw:g>
                  <svg:desc>'with-compiler-optimizations'.E3:'with-compiler-optimizations'.E7</svg:desc>
                </draw:g>
              </table:table-cell>
              <table:table-cell office:value-type="float" office:value="7.02">
                <text:p>7.02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38">
                <text:p>6.938</text:p>
              </table:table-cell>
              <table:table-cell office:value-type="float" office:value="90.427">
                <text:p>90.427</text:p>
              </table:table-cell>
              <table:table-cell office:value-type="float" office:value="91.591">
                <text:p>91.591</text:p>
              </table:table-cell>
              <table:table-cell office:value-type="float" office:value="66.939">
                <text:p>66.939</text:p>
              </table:table-cell>
              <table:table-cell office:value-type="float" office:value="64.045">
                <text:p>64.0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8">
                <text:p>6.948</text:p>
              </table:table-cell>
              <table:table-cell office:value-type="float" office:value="7.045">
                <text:p>7.045</text:p>
              </table:table-cell>
              <table:table-cell office:value-type="float" office:value="9.484">
                <text:p>9.484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2">
                <text:p>6.82</text:p>
              </table:table-cell>
              <table:table-cell office:value-type="float" office:value="1572.177">
                <text:p>1572.177</text:p>
              </table:table-cell>
              <table:table-cell office:value-type="float" office:value="352.592">
                <text:p>352.592</text:p>
              </table:table-cell>
              <table:table-cell office:value-type="float" office:value="22.863">
                <text:p>22.863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18">
                <text:p>6.718</text:p>
              </table:table-cell>
              <table:table-cell office:value-type="float" office:value="6.758">
                <text:p>6.758</text:p>
              </table:table-cell>
              <table:table-cell office:value-type="float" office:value="6.85">
                <text:p>6.85</text:p>
              </table:table-cell>
              <table:table-cell office:value-type="float" office:value="6.841">
                <text:p>6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07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9:'with-compiler-optimizations'.F14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196">
                <text:p>7.196</text:p>
                <draw:g>
                  <svg:desc>'with-compiler-optimizations'.B10:'with-compiler-optimizations'.B14</svg:desc>
                </draw:g>
              </table:table-cell>
              <table:table-cell office:value-type="float" office:value="6.992">
                <text:p>6.992</text:p>
                <draw:g>
                  <svg:desc>'with-compiler-optimizations'.C10:'with-compiler-optimizations'.C14</svg:desc>
                </draw:g>
              </table:table-cell>
              <table:table-cell office:value-type="float" office:value="7.25">
                <text:p>7.25</text:p>
                <draw:g>
                  <svg:desc>'with-compiler-optimizations'.D10:'with-compiler-optimizations'.D14</svg:desc>
                </draw:g>
              </table:table-cell>
              <table:table-cell office:value-type="float" office:value="7.485">
                <text:p>7.485</text:p>
                <draw:g>
                  <svg:desc>'with-compiler-optimizations'.E10:'with-compiler-optimizations'.E14</svg:desc>
                </draw:g>
              </table:table-cell>
              <table:table-cell office:value-type="float" office:value="8.083">
                <text:p>8.083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52">
                <text:p>7.052</text:p>
              </table:table-cell>
              <table:table-cell office:value-type="float" office:value="134.83">
                <text:p>134.83</text:p>
              </table:table-cell>
              <table:table-cell office:value-type="float" office:value="237.009">
                <text:p>237.009</text:p>
              </table:table-cell>
              <table:table-cell office:value-type="float" office:value="99.582">
                <text:p>99.582</text:p>
              </table:table-cell>
              <table:table-cell office:value-type="float" office:value="178.364">
                <text:p>178.3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43">
                <text:p>35.643</text:p>
              </table:table-cell>
              <table:table-cell office:value-type="float" office:value="35.481">
                <text:p>35.481</text:p>
              </table:table-cell>
              <table:table-cell office:value-type="float" office:value="12.323">
                <text:p>12.323</text:p>
              </table:table-cell>
              <table:table-cell office:value-type="float" office:value="12.597">
                <text:p>12.59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35">
                <text:p>6.835</text:p>
              </table:table-cell>
              <table:table-cell office:value-type="float" office:value="1728.445">
                <text:p>1728.445</text:p>
              </table:table-cell>
              <table:table-cell office:value-type="float" office:value="864.647">
                <text:p>864.647</text:p>
              </table:table-cell>
              <table:table-cell office:value-type="float" office:value="58.972">
                <text:p>58.972</text:p>
              </table:table-cell>
              <table:table-cell office:value-type="float" office:value="55.729">
                <text:p>55.72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34">
                <text:p>35.634</text:p>
              </table:table-cell>
              <table:table-cell office:value-type="float" office:value="35.121">
                <text:p>35.121</text:p>
              </table:table-cell>
              <table:table-cell office:value-type="float" office:value="6.923">
                <text:p>6.923</text:p>
              </table:table-cell>
              <table:table-cell office:value-type="float" office:value="6.864">
                <text:p>6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07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16:'with-compiler-optimizations'.F21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877">
                <text:p>10.877</text:p>
                <draw:g>
                  <svg:desc>'with-compiler-optimizations'.B17:'with-compiler-optimizations'.B21</svg:desc>
                </draw:g>
              </table:table-cell>
              <table:table-cell office:value-type="float" office:value="10.455">
                <text:p>10.455</text:p>
                <draw:g>
                  <svg:desc>'with-compiler-optimizations'.C17:'with-compiler-optimizations'.C21</svg:desc>
                </draw:g>
              </table:table-cell>
              <table:table-cell office:value-type="float" office:value="11.314">
                <text:p>11.314</text:p>
                <draw:g>
                  <svg:desc>'with-compiler-optimizations'.D17:'with-compiler-optimizations'.D21</svg:desc>
                </draw:g>
              </table:table-cell>
              <table:table-cell office:value-type="float" office:value="11.644">
                <text:p>11.644</text:p>
                <draw:g>
                  <svg:desc>'with-compiler-optimizations'.E17:'with-compiler-optimizations'.E21</svg:desc>
                </draw:g>
              </table:table-cell>
              <table:table-cell office:value-type="float" office:value="10.941">
                <text:p>10.941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744">
                <text:p>16.744</text:p>
              </table:table-cell>
              <table:table-cell office:value-type="float" office:value="306.062">
                <text:p>306.062</text:p>
              </table:table-cell>
              <table:table-cell office:value-type="float" office:value="219.457">
                <text:p>219.457</text:p>
              </table:table-cell>
              <table:table-cell office:value-type="float" office:value="82.398">
                <text:p>82.398</text:p>
              </table:table-cell>
              <table:table-cell office:value-type="float" office:value="203.789">
                <text:p>203.78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5.905">
                <text:p>65.905</text:p>
              </table:table-cell>
              <table:table-cell office:value-type="float" office:value="50.987">
                <text:p>50.987</text:p>
              </table:table-cell>
              <table:table-cell office:value-type="float" office:value="52.466">
                <text:p>52.466</text:p>
              </table:table-cell>
              <table:table-cell office:value-type="float" office:value="62.649">
                <text:p>62.64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91">
                <text:p>10.291</text:p>
              </table:table-cell>
              <table:table-cell office:value-type="float" office:value="8442.65">
                <text:p>8442.65</text:p>
              </table:table-cell>
              <table:table-cell office:value-type="float" office:value="436.895">
                <text:p>436.895</text:p>
              </table:table-cell>
              <table:table-cell office:value-type="float" office:value="51.712">
                <text:p>51.712</text:p>
              </table:table-cell>
              <table:table-cell office:value-type="float" office:value="49.401">
                <text:p>49.40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344">
                <text:p>62.344</text:p>
              </table:table-cell>
              <table:table-cell office:value-type="float" office:value="47.854">
                <text:p>47.854</text:p>
              </table:table-cell>
              <table:table-cell office:value-type="float" office:value="8.679">
                <text:p>8.679</text:p>
              </table:table-cell>
              <table:table-cell office:value-type="float" office:value="8.691">
                <text:p>8.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7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23:'with-compiler-optimizations'.F28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98">
                <text:p>4.98</text:p>
                <draw:g>
                  <svg:desc>'with-compiler-optimizations'.B24:'with-compiler-optimizations'.B28</svg:desc>
                </draw:g>
              </table:table-cell>
              <table:table-cell office:value-type="float" office:value="5.266">
                <text:p>5.266</text:p>
                <draw:g>
                  <svg:desc>'with-compiler-optimizations'.C24:'with-compiler-optimizations'.C28</svg:desc>
                </draw:g>
              </table:table-cell>
              <table:table-cell office:value-type="float" office:value="5.7">
                <text:p>5.7</text:p>
                <draw:g>
                  <svg:desc>'with-compiler-optimizations'.D24:'with-compiler-optimizations'.D28</svg:desc>
                </draw:g>
              </table:table-cell>
              <table:table-cell office:value-type="float" office:value="9.896">
                <text:p>9.896</text:p>
                <draw:g>
                  <svg:desc>'with-compiler-optimizations'.E24:'with-compiler-optimizations'.E28</svg:desc>
                </draw:g>
              </table:table-cell>
              <table:table-cell office:value-type="float" office:value="7.331">
                <text:p>7.331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9.488">
                <text:p>59.488</text:p>
              </table:table-cell>
              <table:table-cell office:value-type="float" office:value="163.426">
                <text:p>163.426</text:p>
              </table:table-cell>
              <table:table-cell office:value-type="float" office:value="381.962">
                <text:p>381.962</text:p>
              </table:table-cell>
              <table:table-cell office:value-type="float" office:value="205.237">
                <text:p>205.237</text:p>
              </table:table-cell>
              <table:table-cell office:value-type="float" office:value="538.726">
                <text:p>538.72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5.417">
                <text:p>175.417</text:p>
              </table:table-cell>
              <table:table-cell office:value-type="float" office:value="186.706">
                <text:p>186.706</text:p>
              </table:table-cell>
              <table:table-cell office:value-type="float" office:value="12.93">
                <text:p>12.9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834">
                <text:p>47.834</text:p>
              </table:table-cell>
              <table:table-cell office:value-type="float" office:value="4251.09">
                <text:p>4251.09</text:p>
              </table:table-cell>
              <table:table-cell office:value-type="float" office:value="706.241">
                <text:p>706.241</text:p>
              </table:table-cell>
              <table:table-cell office:value-type="float" office:value="107.624">
                <text:p>107.624</text:p>
              </table:table-cell>
              <table:table-cell office:value-type="float" office:value="199.055">
                <text:p>199.05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9.305">
                <text:p>219.305</text:p>
              </table:table-cell>
              <table:table-cell office:value-type="float" office:value="194.362">
                <text:p>194.362</text:p>
              </table:table-cell>
              <table:table-cell office:value-type="float" office:value="7.545">
                <text:p>7.545</text:p>
              </table:table-cell>
              <table:table-cell office:value-type="float" office:value="8.339">
                <text:p>8.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7cm" chart:style-name="ch2">
          <text:p>Sum</text:p>
        </chart:title>
        <chart:legend chart:legend-position="end" svg:x="13.325cm" svg:y="2.841cm" style:legend-expansion="high" chart:style-name="ch3"/>
        <chart:plot-area chart:style-name="ch4" table:cell-range-address="'with-compiler-optimizations'.A31:'with-compiler-optimizations'.F36" chart:data-source-has-labels="both" svg:x="1.323cm" svg:y="1.611cm" svg:width="11.364cm" svg:height="6.185cm">
          <chartooo:coordinate-region svg:x="2.16cm" svg:y="1.821cm" svg:width="10.265cm" svg:height="5.30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series chart:style-name="ch13" chart:values-cell-range-address="'with-compiler-optimizations'.F32:'with-compiler-optimizations'.F36" chart:label-cell-address="'with-compiler-optimizations'.F31:'with-compiler-optimizations'.F3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Scala-Strict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C#</text:p>
                <draw:g>
                  <svg:desc>'with-compiler-optimizations'.E31:'with-compiler-optimizations'.E31</svg:desc>
                </draw:g>
              </table:table-cell>
              <table:table-cell office:value-type="string">
                <text:p>F#</text:p>
                <draw:g>
                  <svg:desc>'with-compiler-optimizations'.F31:'with-compiler-optimizations'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951">
                <text:p>6.951</text:p>
                <draw:g>
                  <svg:desc>'with-compiler-optimizations'.B32:'with-compiler-optimizations'.B36</svg:desc>
                </draw:g>
              </table:table-cell>
              <table:table-cell office:value-type="float" office:value="7.009">
                <text:p>7.009</text:p>
                <draw:g>
                  <svg:desc>'with-compiler-optimizations'.C32:'with-compiler-optimizations'.C36</svg:desc>
                </draw:g>
              </table:table-cell>
              <table:table-cell office:value-type="float" office:value="7.024">
                <text:p>7.024</text:p>
                <draw:g>
                  <svg:desc>'with-compiler-optimizations'.D32:'with-compiler-optimizations'.D36</svg:desc>
                </draw:g>
              </table:table-cell>
              <table:table-cell office:value-type="float" office:value="9.714">
                <text:p>9.714</text:p>
                <draw:g>
                  <svg:desc>'with-compiler-optimizations'.E32:'with-compiler-optimizations'.E36</svg:desc>
                </draw:g>
              </table:table-cell>
              <table:table-cell office:value-type="float" office:value="9.687">
                <text:p>9.687</text:p>
                <draw:g>
                  <svg:desc>'with-compiler-optimizations'.F32:'with-compiler-optimizations'.F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58">
                <text:p>6.958</text:p>
              </table:table-cell>
              <table:table-cell office:value-type="float" office:value="99.373">
                <text:p>99.373</text:p>
              </table:table-cell>
              <table:table-cell office:value-type="float" office:value="95.768">
                <text:p>95.768</text:p>
              </table:table-cell>
              <table:table-cell office:value-type="float" office:value="100.083">
                <text:p>100.083</text:p>
              </table:table-cell>
              <table:table-cell office:value-type="float" office:value="104.977">
                <text:p>104.977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25">
                <text:p>7.025</text:p>
              </table:table-cell>
              <table:table-cell office:value-type="float" office:value="7.061">
                <text:p>7.061</text:p>
              </table:table-cell>
              <table:table-cell office:value-type="float" office:value="12.423">
                <text:p>12.423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4">
                <text:p>7.074</text:p>
              </table:table-cell>
              <table:table-cell office:value-type="float" office:value="1293.416">
                <text:p>1293.416</text:p>
              </table:table-cell>
              <table:table-cell office:value-type="float" office:value="360.162">
                <text:p>360.162</text:p>
              </table:table-cell>
              <table:table-cell office:value-type="float" office:value="253.262">
                <text:p>253.262</text:p>
              </table:table-cell>
              <table:table-cell office:value-type="float" office:value="251.447">
                <text:p>251.44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7">
                <text:p>7.047</text:p>
              </table:table-cell>
              <table:table-cell office:value-type="float" office:value="7.179">
                <text:p>7.179</text:p>
              </table:table-cell>
              <table:table-cell office:value-type="float" office:value="12.517">
                <text:p>12.517</text:p>
              </table:table-cell>
              <table:table-cell office:value-type="float" office:value="11.88">
                <text:p>11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7cm" chart:style-name="ch2">
          <text:p>Sum of Squares</text:p>
        </chart:title>
        <chart:legend chart:legend-position="end" svg:x="13.325cm" svg:y="2.841cm" style:legend-expansion="high" chart:style-name="ch3"/>
        <chart:plot-area chart:style-name="ch4" table:cell-range-address="'with-compiler-optimizations'.A38:'with-compiler-optimizations'.F43" chart:data-source-has-labels="both" svg:x="1.323cm" svg:y="1.611cm" svg:width="11.364cm" svg:height="6.185cm">
          <chartooo:coordinate-region svg:x="2.16cm" svg:y="1.821cm" svg:width="10.265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7.042">
                <text:p>7.042</text:p>
                <draw:g>
                  <svg:desc>'with-compiler-optimizations'.B39:'with-compiler-optimizations'.B43</svg:desc>
                </draw:g>
              </table:table-cell>
              <table:table-cell office:value-type="float" office:value="7.191">
                <text:p>7.191</text:p>
                <draw:g>
                  <svg:desc>'with-compiler-optimizations'.C39:'with-compiler-optimizations'.C43</svg:desc>
                </draw:g>
              </table:table-cell>
              <table:table-cell office:value-type="float" office:value="7.137">
                <text:p>7.137</text:p>
                <draw:g>
                  <svg:desc>'with-compiler-optimizations'.D39:'with-compiler-optimizations'.D43</svg:desc>
                </draw:g>
              </table:table-cell>
              <table:table-cell office:value-type="float" office:value="14.933">
                <text:p>14.933</text:p>
                <draw:g>
                  <svg:desc>'with-compiler-optimizations'.E39:'with-compiler-optimizations'.E43</svg:desc>
                </draw:g>
              </table:table-cell>
              <table:table-cell office:value-type="float" office:value="12.484">
                <text:p>12.484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75">
                <text:p>7.075</text:p>
              </table:table-cell>
              <table:table-cell office:value-type="float" office:value="154.219">
                <text:p>154.219</text:p>
              </table:table-cell>
              <table:table-cell office:value-type="float" office:value="249.205">
                <text:p>249.205</text:p>
              </table:table-cell>
              <table:table-cell office:value-type="float" office:value="226.204">
                <text:p>226.204</text:p>
              </table:table-cell>
              <table:table-cell office:value-type="float" office:value="225.775">
                <text:p>225.7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853">
                <text:p>45.853</text:p>
              </table:table-cell>
              <table:table-cell office:value-type="float" office:value="44.672">
                <text:p>44.672</text:p>
              </table:table-cell>
              <table:table-cell office:value-type="float" office:value="12.904">
                <text:p>12.904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5">
                <text:p>7.05</text:p>
              </table:table-cell>
              <table:table-cell office:value-type="float" office:value="1398.479">
                <text:p>1398.479</text:p>
              </table:table-cell>
              <table:table-cell office:value-type="float" office:value="838.429">
                <text:p>838.429</text:p>
              </table:table-cell>
              <table:table-cell office:value-type="float" office:value="488.229">
                <text:p>488.229</text:p>
              </table:table-cell>
              <table:table-cell office:value-type="float" office:value="507.292">
                <text:p>507.29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79">
                <text:p>45.79</text:p>
              </table:table-cell>
              <table:table-cell office:value-type="float" office:value="45.075">
                <text:p>45.075</text:p>
              </table:table-cell>
              <table:table-cell office:value-type="float" office:value="8.169">
                <text:p>8.169</text:p>
              </table:table-cell>
              <table:table-cell office:value-type="float" office:value="8.131">
                <text:p>8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7cm" chart:style-name="ch2">
          <text:p>Sum of Squares Even</text:p>
        </chart:title>
        <chart:legend chart:legend-position="end" svg:x="13.325cm" svg:y="2.841cm" style:legend-expansion="high" chart:style-name="ch3"/>
        <chart:plot-area chart:style-name="ch4" table:cell-range-address="'with-compiler-optimizations'.A45:'with-compiler-optimizations'.F50" chart:data-source-has-labels="both" svg:x="1.323cm" svg:y="1.611cm" svg:width="11.364cm" svg:height="6.185cm">
          <chartooo:coordinate-region svg:x="2.16cm" svg:y="1.821cm" svg:width="10.265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1.234">
                <text:p>11.234</text:p>
                <draw:g>
                  <svg:desc>'with-compiler-optimizations'.B46:'with-compiler-optimizations'.B50</svg:desc>
                </draw:g>
              </table:table-cell>
              <table:table-cell office:value-type="float" office:value="11.286">
                <text:p>11.286</text:p>
                <draw:g>
                  <svg:desc>'with-compiler-optimizations'.C46:'with-compiler-optimizations'.C50</svg:desc>
                </draw:g>
              </table:table-cell>
              <table:table-cell office:value-type="float" office:value="11.37">
                <text:p>11.37</text:p>
                <draw:g>
                  <svg:desc>'with-compiler-optimizations'.D46:'with-compiler-optimizations'.D50</svg:desc>
                </draw:g>
              </table:table-cell>
              <table:table-cell office:value-type="float" office:value="102.177">
                <text:p>102.177</text:p>
                <draw:g>
                  <svg:desc>'with-compiler-optimizations'.E46:'with-compiler-optimizations'.E50</svg:desc>
                </draw:g>
              </table:table-cell>
              <table:table-cell office:value-type="float" office:value="107.876">
                <text:p>107.876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7.113">
                <text:p>17.113</text:p>
              </table:table-cell>
              <table:table-cell office:value-type="float" office:value="322.572">
                <text:p>322.572</text:p>
              </table:table-cell>
              <table:table-cell office:value-type="float" office:value="245.658">
                <text:p>245.658</text:p>
              </table:table-cell>
              <table:table-cell office:value-type="float" office:value="229.555">
                <text:p>229.555</text:p>
              </table:table-cell>
              <table:table-cell office:value-type="float" office:value="319.088">
                <text:p>319.08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5.455">
                <text:p>75.455</text:p>
              </table:table-cell>
              <table:table-cell office:value-type="float" office:value="59.746">
                <text:p>59.746</text:p>
              </table:table-cell>
              <table:table-cell office:value-type="float" office:value="107.002">
                <text:p>107.002</text:p>
              </table:table-cell>
              <table:table-cell office:value-type="float" office:value="103.574">
                <text:p>103.57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1">
                <text:p>10.611</text:p>
              </table:table-cell>
              <table:table-cell office:value-type="float" office:value="6765.049">
                <text:p>6765.049</text:p>
              </table:table-cell>
              <table:table-cell office:value-type="float" office:value="463.359">
                <text:p>463.359</text:p>
              </table:table-cell>
              <table:table-cell office:value-type="float" office:value="474.456">
                <text:p>474.456</text:p>
              </table:table-cell>
              <table:table-cell office:value-type="float" office:value="484.018">
                <text:p>484.01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1.135">
                <text:p>71.135</text:p>
              </table:table-cell>
              <table:table-cell office:value-type="float" office:value="58.569">
                <text:p>58.569</text:p>
              </table:table-cell>
              <table:table-cell office:value-type="float" office:value="49.439">
                <text:p>49.439</text:p>
              </table:table-cell>
              <table:table-cell office:value-type="float" office:value="48.767">
                <text:p>48.7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7cm" chart:style-name="ch2">
          <text:p>Cartesian Product</text:p>
        </chart:title>
        <chart:legend chart:legend-position="end" svg:x="13.325cm" svg:y="2.841cm" style:legend-expansion="high" chart:style-name="ch3"/>
        <chart:plot-area chart:style-name="ch4" table:cell-range-address="'with-compiler-optimizations'.A52:'with-compiler-optimizations'.F57" chart:data-source-has-labels="both" svg:x="1.323cm" svg:y="1.611cm" svg:width="11.364cm" svg:height="6.185cm">
          <chartooo:coordinate-region svg:x="2.16cm" svg:y="1.821cm" svg:width="10.265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5.037">
                <text:p>5.037</text:p>
                <draw:g>
                  <svg:desc>'with-compiler-optimizations'.B53:'with-compiler-optimizations'.B57</svg:desc>
                </draw:g>
              </table:table-cell>
              <table:table-cell office:value-type="float" office:value="5.308">
                <text:p>5.308</text:p>
                <draw:g>
                  <svg:desc>'with-compiler-optimizations'.C53:'with-compiler-optimizations'.C57</svg:desc>
                </draw:g>
              </table:table-cell>
              <table:table-cell office:value-type="float" office:value="5.358">
                <text:p>5.358</text:p>
                <draw:g>
                  <svg:desc>'with-compiler-optimizations'.D53:'with-compiler-optimizations'.D57</svg:desc>
                </draw:g>
              </table:table-cell>
              <table:table-cell office:value-type="float" office:value="15.746">
                <text:p>15.746</text:p>
                <draw:g>
                  <svg:desc>'with-compiler-optimizations'.E53:'with-compiler-optimizations'.E57</svg:desc>
                </draw:g>
              </table:table-cell>
              <table:table-cell office:value-type="float" office:value="12.86">
                <text:p>12.86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5.213">
                <text:p>65.213</text:p>
              </table:table-cell>
              <table:table-cell office:value-type="float" office:value="181.397">
                <text:p>181.397</text:p>
              </table:table-cell>
              <table:table-cell office:value-type="float" office:value="422.523">
                <text:p>422.523</text:p>
              </table:table-cell>
              <table:table-cell office:value-type="float" office:value="313.072">
                <text:p>313.072</text:p>
              </table:table-cell>
              <table:table-cell office:value-type="float" office:value="488.984">
                <text:p>488.98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8.105">
                <text:p>188.105</text:p>
              </table:table-cell>
              <table:table-cell office:value-type="float" office:value="197.064">
                <text:p>197.064</text:p>
              </table:table-cell>
              <table:table-cell office:value-type="float" office:value="16.673">
                <text:p>16.673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329">
                <text:p>50.329</text:p>
              </table:table-cell>
              <table:table-cell office:value-type="float" office:value="3340.501">
                <text:p>3340.501</text:p>
              </table:table-cell>
              <table:table-cell office:value-type="float" office:value="860.302">
                <text:p>860.302</text:p>
              </table:table-cell>
              <table:table-cell office:value-type="float" office:value="285.625">
                <text:p>285.625</text:p>
              </table:table-cell>
              <table:table-cell office:value-type="float" office:value="470.825">
                <text:p>470.8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39.307">
                <text:p>239.307</text:p>
              </table:table-cell>
              <table:table-cell office:value-type="float" office:value="210.356">
                <text:p>210.356</text:p>
              </table:table-cell>
              <table:table-cell office:value-type="float" office:value="11.494">
                <text:p>11.494</text:p>
              </table:table-cell>
              <table:table-cell office:value-type="float" office:value="10.342">
                <text:p>10.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